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1.2091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2.8756in"/>
    </style:style>
    <style:style style:name="co8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9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magen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Ancho</text:p>
          </table:table-cell>
          <table:table-cell office:value-type="string" calcext:value-type="string">
            <text:p>Alto</text:p>
          </table:table-cell>
          <table:table-cell table:style-name="Default" office:value-type="string" calcext:value-type="string">
            <text:p>Pixeles</text:p>
          </table:table-cell>
          <table:table-cell table:style-name="Default" office:value-type="string" calcext:value-type="string">
            <text:p>MP</text:p>
          </table:table-cell>
          <table:table-cell office:value-type="string" calcext:value-type="string">
            <text:p>Aspect Ratio</text:p>
          </table:table-cell>
        </table:table-row>
        <table:table-row table:style-name="ro1">
          <table:table-cell office:value-type="string" calcext:value-type="string">
            <text:p>imagenes/lenna.pn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([.B2]*[.C2])" office:value-type="float" office:value="262144" calcext:value-type="float">
            <text:p>262144.00</text:p>
          </table:table-cell>
          <table:table-cell table:formula="of:=[.D2]/1000000" office:value-type="float" office:value="0.262144" calcext:value-type="float">
            <text:p>0.26</text:p>
          </table:table-cell>
          <table:table-cell table:formula="of:=[.B2]/[.C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nes/shadow.jpg</text:p>
          </table:table-cell>
          <table:table-cell office:value-type="float" office:value="564" calcext:value-type="float">
            <text:p>564</text:p>
          </table:table-cell>
          <table:table-cell office:value-type="float" office:value="789" calcext:value-type="float">
            <text:p>789</text:p>
          </table:table-cell>
          <table:table-cell table:formula="of:=([.B3]*[.C3])" office:value-type="float" office:value="444996" calcext:value-type="float">
            <text:p>444996.00</text:p>
          </table:table-cell>
          <table:table-cell table:formula="of:=[.D3]/1000000" office:value-type="float" office:value="0.444996" calcext:value-type="float">
            <text:p>0.44</text:p>
          </table:table-cell>
          <table:table-cell table:style-name="ce2" table:formula="of:=[.B3]/[.C3]" office:value-type="float" office:value="0.714828897338403" calcext:value-type="float">
            <text:p>0.7</text:p>
          </table:table-cell>
        </table:table-row>
        <table:table-row table:style-name="ro1">
          <table:table-cell office:value-type="string" calcext:value-type="string">
            <text:p>imagenes/mago.jpg</text:p>
          </table:table-cell>
          <table:table-cell office:value-type="float" office:value="564" calcext:value-type="float">
            <text:p>564</text:p>
          </table:table-cell>
          <table:table-cell office:value-type="float" office:value="797" calcext:value-type="float">
            <text:p>797</text:p>
          </table:table-cell>
          <table:table-cell table:formula="of:=([.B4]*[.C4])" office:value-type="float" office:value="449508" calcext:value-type="float">
            <text:p>449508.00</text:p>
          </table:table-cell>
          <table:table-cell table:formula="of:=[.D4]/1000000" office:value-type="float" office:value="0.449508" calcext:value-type="float">
            <text:p>0.45</text:p>
          </table:table-cell>
          <table:table-cell table:style-name="ce2" table:formula="of:=[.B4]/[.C4]" office:value-type="float" office:value="0.707653701380176" calcext:value-type="float">
            <text:p>0.7</text:p>
          </table:table-cell>
        </table:table-row>
        <table:table-row table:style-name="ro1">
          <table:table-cell office:value-type="string" calcext:value-type="string">
            <text:p>imagenes/kafra.jpg</text:p>
          </table:table-cell>
          <table:table-cell office:value-type="float" office:value="567" calcext:value-type="float">
            <text:p>567</text:p>
          </table:table-cell>
          <table:table-cell office:value-type="float" office:value="794" calcext:value-type="float">
            <text:p>794</text:p>
          </table:table-cell>
          <table:table-cell table:formula="of:=([.B5]*[.C5])" office:value-type="float" office:value="450198" calcext:value-type="float">
            <text:p>450198.00</text:p>
          </table:table-cell>
          <table:table-cell table:formula="of:=[.D5]/1000000" office:value-type="float" office:value="0.450198" calcext:value-type="float">
            <text:p>0.45</text:p>
          </table:table-cell>
          <table:table-cell table:style-name="ce2" table:formula="of:=[.B5]/[.C5]" office:value-type="float" office:value="0.714105793450882" calcext:value-type="float">
            <text:p>0.7</text:p>
          </table:table-cell>
        </table:table-row>
        <table:table-row table:style-name="ro1">
          <table:table-cell office:value-type="string" calcext:value-type="string">
            <text:p>imagenes/gatos.jpg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table:formula="of:=([.B6]*[.C6])" office:value-type="float" office:value="1049088" calcext:value-type="float">
            <text:p>1049088.00</text:p>
          </table:table-cell>
          <table:table-cell table:formula="of:=[.D6]/1000000" office:value-type="float" office:value="1.049088" calcext:value-type="float">
            <text:p>1.05</text:p>
          </table:table-cell>
          <table:table-cell table:style-name="ce1" table:formula="of:=[.B6]/[.C6]" office:value-type="float" office:value="1.77864583333333" calcext:value-type="float">
            <text:p>1.78</text:p>
          </table:table-cell>
        </table:table-row>
        <table:table-row table:style-name="ro1">
          <table:table-cell office:value-type="string" calcext:value-type="string">
            <text:p>imagenes/ciudad.jpg</text:p>
          </table:table-cell>
          <table:table-cell office:value-type="float" office:value="1491" calcext:value-type="float">
            <text:p>1491</text:p>
          </table:table-cell>
          <table:table-cell office:value-type="float" office:value="837" calcext:value-type="float">
            <text:p>837</text:p>
          </table:table-cell>
          <table:table-cell table:formula="of:=([.B7]*[.C7])" office:value-type="float" office:value="1247967" calcext:value-type="float">
            <text:p>1247967.00</text:p>
          </table:table-cell>
          <table:table-cell table:formula="of:=[.D7]/1000000" office:value-type="float" office:value="1.247967" calcext:value-type="float">
            <text:p>1.25</text:p>
          </table:table-cell>
          <table:table-cell table:style-name="ce1" table:formula="of:=[.B7]/[.C7]" office:value-type="float" office:value="1.78136200716846" calcext:value-type="float">
            <text:p>1.78</text:p>
          </table:table-cell>
        </table:table-row>
        <table:table-row table:style-name="ro1">
          <table:table-cell office:value-type="string" calcext:value-type="string">
            <text:p>imagenes/aguila.jpg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([.B8]*[.C8])" office:value-type="float" office:value="1500000" calcext:value-type="float">
            <text:p>1500000.00</text:p>
          </table:table-cell>
          <table:table-cell table:style-name="Default" table:formula="of:=[.D8]/1000000" office:value-type="float" office:value="1.5" calcext:value-type="float">
            <text:p>1.5</text:p>
          </table:table-cell>
          <table:table-cell table:formula="of:=[.B8]/[.C8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imagenes/elefante.jpg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([.B9]*[.C9])" office:value-type="float" office:value="1500000" calcext:value-type="float">
            <text:p>1500000.00</text:p>
          </table:table-cell>
          <table:table-cell table:style-name="Default" table:formula="of:=[.D9]/1000000" office:value-type="float" office:value="1.5" calcext:value-type="float">
            <text:p>1.5</text:p>
          </table:table-cell>
          <table:table-cell table:formula="of:=[.B9]/[.C9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imagenes/chica.jpg</text:p>
          </table:table-cell>
          <table:table-cell office:value-type="float" office:value="1530" calcext:value-type="float">
            <text:p>1530</text:p>
          </table:table-cell>
          <table:table-cell office:value-type="float" office:value="2301" calcext:value-type="float">
            <text:p>2301</text:p>
          </table:table-cell>
          <table:table-cell table:formula="of:=([.B10]*[.C10])" office:value-type="float" office:value="3520530" calcext:value-type="float">
            <text:p>3520530.00</text:p>
          </table:table-cell>
          <table:table-cell table:formula="of:=[.D10]/1000000" office:value-type="float" office:value="3.52053" calcext:value-type="float">
            <text:p>3.52</text:p>
          </table:table-cell>
          <table:table-cell table:style-name="ce1" table:formula="of:=[.B10]/[.C10]" office:value-type="float" office:value="0.664928292046936" calcext:value-type="float">
            <text:p>0.66</text:p>
          </table:table-cell>
        </table:table-row>
        <table:table-row table:style-name="ro1">
          <table:table-cell office:value-type="string" calcext:value-type="string">
            <text:p>imagenes/montanna.jpg</text:p>
          </table:table-cell>
          <table:table-cell office:value-type="float" office:value="5472" calcext:value-type="float">
            <text:p>5472</text:p>
          </table:table-cell>
          <table:table-cell office:value-type="float" office:value="3648" calcext:value-type="float">
            <text:p>3648</text:p>
          </table:table-cell>
          <table:table-cell table:formula="of:=([.B11]*[.C11])" office:value-type="float" office:value="19961856" calcext:value-type="float">
            <text:p>19961856.00</text:p>
          </table:table-cell>
          <table:table-cell table:formula="of:=[.D11]/1000000" office:value-type="float" office:value="19.961856" calcext:value-type="float">
            <text:p>19.96</text:p>
          </table:table-cell>
          <table:table-cell table:formula="of:=[.B11]/[.C11]" office:value-type="float" office:value="1.5" calcext:value-type="float">
            <text:p>1.5</text:p>
          </table:table-cell>
        </table:table-row>
      </table:table>
      <table:table table:name="Secuencial" table:style-name="ta1">
        <table:shapes>
          <draw:frame draw:z-index="0" draw:style-name="gr1" draw:text-style-name="P1" svg:width="6.2988in" svg:height="3.5429in" svg:x="2.5445in" svg:y="4.9524in">
            <draw:object draw:notify-on-update-of-ranges="Secuencial.A2:Secuencial.A2 Secuencial.B2:Secuencial.J2 Secuencial.A25:Secuencial.A25 Secuencial.B25:Secuencial.J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lenna.png</text:p>
          </table:table-cell>
          <table:table-cell office:value-type="string" calcext:value-type="string">
            <text:p>shadow.jpg</text:p>
          </table:table-cell>
          <table:table-cell office:value-type="string" calcext:value-type="string">
            <text:p>mago.jpg</text:p>
          </table:table-cell>
          <table:table-cell office:value-type="string" calcext:value-type="string">
            <text:p>kafra.jpg</text:p>
          </table:table-cell>
          <table:table-cell office:value-type="string" calcext:value-type="string">
            <text:p>gatos.jpg</text:p>
          </table:table-cell>
          <table:table-cell office:value-type="string" calcext:value-type="string">
            <text:p>ciudad.jpg</text:p>
          </table:table-cell>
          <table:table-cell office:value-type="string" calcext:value-type="string">
            <text:p>aguila.jpg</text:p>
          </table:table-cell>
          <table:table-cell office:value-type="string" calcext:value-type="string">
            <text:p>elefante.jpg</text:p>
          </table:table-cell>
          <table:table-cell office:value-type="string" calcext:value-type="string">
            <text:p>chica.jpg</text:p>
          </table:table-cell>
          <table:table-cell office:value-type="string" calcext:value-type="string">
            <text:p>montanna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es (MP)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52" calcext:value-type="float">
            <text:p>3.52</text:p>
          </table:table-cell>
          <table:table-cell office:value-type="float" office:value="19.96" calcext:value-type="float">
            <text:p>19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s (s)</text:p>
          </table:table-cell>
          <table:table-cell office:value-type="float" office:value="0.001736" calcext:value-type="float">
            <text:p>0.001736</text:p>
          </table:table-cell>
          <table:table-cell office:value-type="float" office:value="0.003188" calcext:value-type="float">
            <text:p>0.003188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2219" calcext:value-type="float">
            <text:p>0.002219</text:p>
          </table:table-cell>
          <table:table-cell office:value-type="float" office:value="0.005404" calcext:value-type="float">
            <text:p>0.005404</text:p>
          </table:table-cell>
          <table:table-cell office:value-type="float" office:value="0.009273" calcext:value-type="float">
            <text:p>0.009273</text:p>
          </table:table-cell>
          <table:table-cell office:value-type="float" office:value="0.009115" calcext:value-type="float">
            <text:p>0.009115</text:p>
          </table:table-cell>
          <table:table-cell office:value-type="float" office:value="0.009066" calcext:value-type="float">
            <text:p>0.009066</text:p>
          </table:table-cell>
          <table:table-cell office:value-type="float" office:value="0.022201" calcext:value-type="float">
            <text:p>0.022201</text:p>
          </table:table-cell>
          <table:table-cell office:value-type="float" office:value="0.224882" calcext:value-type="float">
            <text:p>0.2248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4" calcext:value-type="float">
            <text:p>0.00174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.002208" calcext:value-type="float">
            <text:p>0.002208</text:p>
          </table:table-cell>
          <table:table-cell office:value-type="float" office:value="0.005382" calcext:value-type="float">
            <text:p>0.005382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0.009074" calcext:value-type="float">
            <text:p>0.009074</text:p>
          </table:table-cell>
          <table:table-cell office:value-type="float" office:value="0.021981" calcext:value-type="float">
            <text:p>0.021981</text:p>
          </table:table-cell>
          <table:table-cell office:value-type="float" office:value="0.225227" calcext:value-type="float">
            <text:p>0.2252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5" calcext:value-type="float">
            <text:p>0.001735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2207" calcext:value-type="float">
            <text:p>0.002207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09092" calcext:value-type="float">
            <text:p>0.009092</text:p>
          </table:table-cell>
          <table:table-cell office:value-type="float" office:value="0.009067" calcext:value-type="float">
            <text:p>0.009067</text:p>
          </table:table-cell>
          <table:table-cell office:value-type="float" office:value="0.021955" calcext:value-type="float">
            <text:p>0.021955</text:p>
          </table:table-cell>
          <table:table-cell office:value-type="float" office:value="0.198264" calcext:value-type="float">
            <text:p>0.198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41" calcext:value-type="float">
            <text:p>0.001741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2282" calcext:value-type="float">
            <text:p>0.002282</text:p>
          </table:table-cell>
          <table:table-cell office:value-type="float" office:value="0.005404" calcext:value-type="float">
            <text:p>0.005404</text:p>
          </table:table-cell>
          <table:table-cell office:value-type="float" office:value="0.009261" calcext:value-type="float">
            <text:p>0.009261</text:p>
          </table:table-cell>
          <table:table-cell office:value-type="float" office:value="0.009108" calcext:value-type="float">
            <text:p>0.009108</text:p>
          </table:table-cell>
          <table:table-cell office:value-type="float" office:value="0.009068" calcext:value-type="float">
            <text:p>0.009068</text:p>
          </table:table-cell>
          <table:table-cell office:value-type="float" office:value="0.021932" calcext:value-type="float">
            <text:p>0.021932</text:p>
          </table:table-cell>
          <table:table-cell office:value-type="float" office:value="0.198169" calcext:value-type="float">
            <text:p>0.1981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4" calcext:value-type="float">
            <text:p>0.001734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2642" calcext:value-type="float">
            <text:p>0.002642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09263" calcext:value-type="float">
            <text:p>0.009263</text:p>
          </table:table-cell>
          <table:table-cell office:value-type="float" office:value="0.009092" calcext:value-type="float">
            <text:p>0.009092</text:p>
          </table:table-cell>
          <table:table-cell office:value-type="float" office:value="0.009069" calcext:value-type="float">
            <text:p>0.009069</text:p>
          </table:table-cell>
          <table:table-cell office:value-type="float" office:value="0.021996" calcext:value-type="float">
            <text:p>0.021996</text:p>
          </table:table-cell>
          <table:table-cell office:value-type="float" office:value="0.198437" calcext:value-type="float">
            <text:p>0.1984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1" calcext:value-type="float">
            <text:p>0.001731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002642" calcext:value-type="float">
            <text:p>0.002642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09258" calcext:value-type="float">
            <text:p>0.009258</text:p>
          </table:table-cell>
          <table:table-cell office:value-type="float" office:value="0.009087" calcext:value-type="float">
            <text:p>0.009087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1982" calcext:value-type="float">
            <text:p>0.19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8" calcext:value-type="float">
            <text:p>0.001738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002631" calcext:value-type="float">
            <text:p>0.002631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0.005403" calcext:value-type="float">
            <text:p>0.005403</text:p>
          </table:table-cell>
          <table:table-cell office:value-type="float" office:value="0.009283" calcext:value-type="float">
            <text:p>0.009283</text:p>
          </table:table-cell>
          <table:table-cell office:value-type="float" office:value="0.009094" calcext:value-type="float">
            <text:p>0.009094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21979" calcext:value-type="float">
            <text:p>0.021979</text:p>
          </table:table-cell>
          <table:table-cell office:value-type="float" office:value="0.19832" calcext:value-type="float">
            <text:p>0.198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5" calcext:value-type="float">
            <text:p>0.001735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0.005404" calcext:value-type="float">
            <text:p>0.005404</text:p>
          </table:table-cell>
          <table:table-cell office:value-type="float" office:value="0.009265" calcext:value-type="float">
            <text:p>0.009265</text:p>
          </table:table-cell>
          <table:table-cell office:value-type="float" office:value="0.009096" calcext:value-type="float">
            <text:p>0.009096</text:p>
          </table:table-cell>
          <table:table-cell office:value-type="float" office:value="0.009063" calcext:value-type="float">
            <text:p>0.009063</text:p>
          </table:table-cell>
          <table:table-cell office:value-type="float" office:value="0.021986" calcext:value-type="float">
            <text:p>0.021986</text:p>
          </table:table-cell>
          <table:table-cell office:value-type="float" office:value="0.224842" calcext:value-type="float">
            <text:p>0.2248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41" calcext:value-type="float">
            <text:p>0.001741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0.002629" calcext:value-type="float">
            <text:p>0.002629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.005408" calcext:value-type="float">
            <text:p>0.005408</text:p>
          </table:table-cell>
          <table:table-cell office:value-type="float" office:value="0.009246" calcext:value-type="float">
            <text:p>0.009246</text:p>
          </table:table-cell>
          <table:table-cell office:value-type="float" office:value="0.010326" calcext:value-type="float">
            <text:p>0.010326</text:p>
          </table:table-cell>
          <table:table-cell office:value-type="float" office:value="0.009086" calcext:value-type="float">
            <text:p>0.009086</text:p>
          </table:table-cell>
          <table:table-cell office:value-type="float" office:value="0.022208" calcext:value-type="float">
            <text:p>0.022208</text:p>
          </table:table-cell>
          <table:table-cell office:value-type="float" office:value="0.225414" calcext:value-type="float">
            <text:p>0.2254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4" calcext:value-type="float">
            <text:p>0.001734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5409" calcext:value-type="float">
            <text:p>0.005409</text:p>
          </table:table-cell>
          <table:table-cell office:value-type="float" office:value="0.009261" calcext:value-type="float">
            <text:p>0.009261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009084" calcext:value-type="float">
            <text:p>0.009084</text:p>
          </table:table-cell>
          <table:table-cell office:value-type="float" office:value="0.021968" calcext:value-type="float">
            <text:p>0.021968</text:p>
          </table:table-cell>
          <table:table-cell office:value-type="float" office:value="0.225301" calcext:value-type="float">
            <text:p>0.2253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7" calcext:value-type="float">
            <text:p>0.001737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2631" calcext:value-type="float">
            <text:p>0.002631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0332" calcext:value-type="float">
            <text:p>0.010332</text:p>
          </table:table-cell>
          <table:table-cell office:value-type="float" office:value="0.009085" calcext:value-type="float">
            <text:p>0.009085</text:p>
          </table:table-cell>
          <table:table-cell office:value-type="float" office:value="0.021967" calcext:value-type="float">
            <text:p>0.021967</text:p>
          </table:table-cell>
          <table:table-cell office:value-type="float" office:value="0.224824" calcext:value-type="float">
            <text:p>0.224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4" calcext:value-type="float">
            <text:p>0.001734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002646" calcext:value-type="float">
            <text:p>0.002646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9256" calcext:value-type="float">
            <text:p>0.009256</text:p>
          </table:table-cell>
          <table:table-cell office:value-type="float" office:value="0.010304" calcext:value-type="float">
            <text:p>0.010304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022244" calcext:value-type="float">
            <text:p>0.022244</text:p>
          </table:table-cell>
          <table:table-cell office:value-type="float" office:value="0.198123" calcext:value-type="float">
            <text:p>0.1981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7" calcext:value-type="float">
            <text:p>0.001737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.002201" calcext:value-type="float">
            <text:p>0.002201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9248" calcext:value-type="float">
            <text:p>0.009248</text:p>
          </table:table-cell>
          <table:table-cell office:value-type="float" office:value="0.010307" calcext:value-type="float">
            <text:p>0.010307</text:p>
          </table:table-cell>
          <table:table-cell office:value-type="float" office:value="0.009099" calcext:value-type="float">
            <text:p>0.009099</text:p>
          </table:table-cell>
          <table:table-cell office:value-type="float" office:value="0.021964" calcext:value-type="float">
            <text:p>0.021964</text:p>
          </table:table-cell>
          <table:table-cell office:value-type="float" office:value="0.198153" calcext:value-type="float">
            <text:p>0.1981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" calcext:value-type="float">
            <text:p>0.00173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5406" calcext:value-type="float">
            <text:p>0.005406</text:p>
          </table:table-cell>
          <table:table-cell office:value-type="float" office:value="0.009265" calcext:value-type="float">
            <text:p>0.009265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072" calcext:value-type="float">
            <text:p>0.009072</text:p>
          </table:table-cell>
          <table:table-cell office:value-type="float" office:value="0.022223" calcext:value-type="float">
            <text:p>0.022223</text:p>
          </table:table-cell>
          <table:table-cell office:value-type="float" office:value="0.199948" calcext:value-type="float">
            <text:p>0.1999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42" calcext:value-type="float">
            <text:p>0.001742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09262" calcext:value-type="float">
            <text:p>0.009262</text:p>
          </table:table-cell>
          <table:table-cell office:value-type="float" office:value="0.010309" calcext:value-type="float">
            <text:p>0.010309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022246" calcext:value-type="float">
            <text:p>0.022246</text:p>
          </table:table-cell>
          <table:table-cell office:value-type="float" office:value="0.198116" calcext:value-type="float">
            <text:p>0.1981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8" calcext:value-type="float">
            <text:p>0.001738</text:p>
          </table:table-cell>
          <table:table-cell office:value-type="float" office:value="0.003181" calcext:value-type="float">
            <text:p>0.003181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9245" calcext:value-type="float">
            <text:p>0.009245</text:p>
          </table:table-cell>
          <table:table-cell office:value-type="float" office:value="0.010316" calcext:value-type="float">
            <text:p>0.010316</text:p>
          </table:table-cell>
          <table:table-cell office:value-type="float" office:value="0.009064" calcext:value-type="float">
            <text:p>0.009064</text:p>
          </table:table-cell>
          <table:table-cell office:value-type="float" office:value="0.021985" calcext:value-type="float">
            <text:p>0.021985</text:p>
          </table:table-cell>
          <table:table-cell office:value-type="float" office:value="0.208948" calcext:value-type="float">
            <text:p>0.2089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8" calcext:value-type="float">
            <text:p>0.001738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9253" calcext:value-type="float">
            <text:p>0.009253</text:p>
          </table:table-cell>
          <table:table-cell office:value-type="float" office:value="0.010336" calcext:value-type="float">
            <text:p>0.010336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21957" calcext:value-type="float">
            <text:p>0.021957</text:p>
          </table:table-cell>
          <table:table-cell office:value-type="float" office:value="0.224996" calcext:value-type="float">
            <text:p>0.2249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7" calcext:value-type="float">
            <text:p>0.001737</text:p>
          </table:table-cell>
          <table:table-cell office:value-type="float" office:value="0.003177" calcext:value-type="float">
            <text:p>0.003177</text:p>
          </table:table-cell>
          <table:table-cell office:value-type="float" office:value="0.002635" calcext:value-type="float">
            <text:p>0.002635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6124" calcext:value-type="float">
            <text:p>0.006124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.010304" calcext:value-type="float">
            <text:p>0.010304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021942" calcext:value-type="float">
            <text:p>0.021942</text:p>
          </table:table-cell>
          <table:table-cell office:value-type="float" office:value="0.225427" calcext:value-type="float">
            <text:p>0.225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31" calcext:value-type="float">
            <text:p>0.001731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.006197" calcext:value-type="float">
            <text:p>0.006197</text:p>
          </table:table-cell>
          <table:table-cell office:value-type="float" office:value="0.009267" calcext:value-type="float">
            <text:p>0.009267</text:p>
          </table:table-cell>
          <table:table-cell office:value-type="float" office:value="0.010299" calcext:value-type="float">
            <text:p>0.010299</text:p>
          </table:table-cell>
          <table:table-cell office:value-type="float" office:value="0.009063" calcext:value-type="float">
            <text:p>0.009063</text:p>
          </table:table-cell>
          <table:table-cell office:value-type="float" office:value="0.022023" calcext:value-type="float">
            <text:p>0.022023</text:p>
          </table:table-cell>
          <table:table-cell office:value-type="float" office:value="0.225309" calcext:value-type="float">
            <text:p>0.2253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744" calcext:value-type="float">
            <text:p>0.001744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.006137" calcext:value-type="float">
            <text:p>0.006137</text:p>
          </table:table-cell>
          <table:table-cell office:value-type="float" office:value="0.009255" calcext:value-type="float">
            <text:p>0.009255</text:p>
          </table:table-cell>
          <table:table-cell office:value-type="float" office:value="0.010313" calcext:value-type="float">
            <text:p>0.010313</text:p>
          </table:table-cell>
          <table:table-cell office:value-type="float" office:value="0.009072" calcext:value-type="float">
            <text:p>0.009072</text:p>
          </table:table-cell>
          <table:table-cell office:value-type="float" office:value="0.021974" calcext:value-type="float">
            <text:p>0.021974</text:p>
          </table:table-cell>
          <table:table-cell office:value-type="float" office:value="0.225029" calcext:value-type="float">
            <text:p>0.225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edio (s)</text:p>
          </table:table-cell>
          <table:table-cell table:formula="of:=AVERAGE([.B3:.B22])" office:value-type="float" office:value="0.00173665" calcext:value-type="float">
            <text:p>0.00173665</text:p>
          </table:table-cell>
          <table:table-cell table:formula="of:=AVERAGE([.C3:.C22])" office:value-type="float" office:value="0.00317975" calcext:value-type="float">
            <text:p>0.00317975</text:p>
          </table:table-cell>
          <table:table-cell table:formula="of:=AVERAGE([.D3:.D22])" office:value-type="float" office:value="0.00263515" calcext:value-type="float">
            <text:p>0.00263515</text:p>
          </table:table-cell>
          <table:table-cell table:formula="of:=AVERAGE([.E3:.E22])" office:value-type="float" office:value="0.00221725" calcext:value-type="float">
            <text:p>0.00221725</text:p>
          </table:table-cell>
          <table:table-cell table:formula="of:=AVERAGE([.F3:.F22])" office:value-type="float" office:value="0.00559725" calcext:value-type="float">
            <text:p>0.00559725</text:p>
          </table:table-cell>
          <table:table-cell table:formula="of:=AVERAGE([.G3:.G22])" office:value-type="float" office:value="0.0092615" calcext:value-type="float">
            <text:p>0.0092615</text:p>
          </table:table-cell>
          <table:table-cell table:formula="of:=AVERAGE([.H3:.H22])" office:value-type="float" office:value="0.0098268" calcext:value-type="float">
            <text:p>0.0098268</text:p>
          </table:table-cell>
          <table:table-cell table:formula="of:=AVERAGE([.I3:.I22])" office:value-type="float" office:value="0.00907335" calcext:value-type="float">
            <text:p>0.00907335</text:p>
          </table:table-cell>
          <table:table-cell table:formula="of:=AVERAGE([.J3:.J22])" office:value-type="float" office:value="0.02204855" calcext:value-type="float">
            <text:p>0.02204855</text:p>
          </table:table-cell>
          <table:table-cell table:formula="of:=AVERAGE([.K3:.K22])" office:value-type="float" office:value="0.21229645" calcext:value-type="float">
            <text:p>0.21229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viacion (s)</text:p>
          </table:table-cell>
          <table:table-cell table:formula="of:=STDEVA([.B3:.B22])" office:value-type="float" office:value="0.00000378744463221646" calcext:value-type="float">
            <text:p>3.78744463221646E-006</text:p>
          </table:table-cell>
          <table:table-cell table:formula="of:=STDEVA([.C3:.C22])" office:value-type="float" office:value="0.00000572046188786592" calcext:value-type="float">
            <text:p>5.72046188786592E-006</text:p>
          </table:table-cell>
          <table:table-cell table:formula="of:=STDEVA([.D3:.D22])" office:value-type="float" office:value="0.00000645041818309806" calcext:value-type="float">
            <text:p>6.45041818309806E-006</text:p>
          </table:table-cell>
          <table:table-cell table:formula="of:=STDEVA([.E3:.E22])" office:value-type="float" office:value="0.0000163735184142919" calcext:value-type="float">
            <text:p>1.63735184142919E-005</text:p>
          </table:table-cell>
          <table:table-cell table:formula="of:=STDEVA([.F3:.F22])" office:value-type="float" office:value="0.000327032893082477" calcext:value-type="float">
            <text:p>0.0003270329</text:p>
          </table:table-cell>
          <table:table-cell table:formula="of:=STDEVA([.G3:.G22])" office:value-type="float" office:value="0.0000128288326580567" calcext:value-type="float">
            <text:p>1.28288326580567E-005</text:p>
          </table:table-cell>
          <table:table-cell table:formula="of:=STDEVA([.H3:.H22])" office:value-type="float" office:value="0.000612614895775736" calcext:value-type="float">
            <text:p>0.0006126149</text:p>
          </table:table-cell>
          <table:table-cell table:formula="of:=STDEVA([.I3:.I22])" office:value-type="float" office:value="0.0000104492507915765" calcext:value-type="float">
            <text:p>1.04492507915765E-005</text:p>
          </table:table-cell>
          <table:table-cell table:formula="of:=STDEVA([.J3:.J22])" office:value-type="float" office:value="0.000121745841818109" calcext:value-type="float">
            <text:p>0.0001217458</text:p>
          </table:table-cell>
          <table:table-cell table:formula="of:=STDEVA([.K3:.K22])" office:value-type="float" office:value="0.0133664612349244" calcext:value-type="float">
            <text:p>0.0133664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edio (ms)</text:p>
          </table:table-cell>
          <table:table-cell table:style-name="ce4" table:formula="of:=[.B23]*1000" office:value-type="float" office:value="1.73665" calcext:value-type="float">
            <text:p>1.7367</text:p>
          </table:table-cell>
          <table:table-cell table:style-name="ce4" table:formula="of:=[.C23]*1000" office:value-type="float" office:value="3.17975" calcext:value-type="float">
            <text:p>3.1798</text:p>
          </table:table-cell>
          <table:table-cell table:style-name="ce4" table:formula="of:=[.D23]*1000" office:value-type="float" office:value="2.63515" calcext:value-type="float">
            <text:p>2.6352</text:p>
          </table:table-cell>
          <table:table-cell table:style-name="ce4" table:formula="of:=[.E23]*1000" office:value-type="float" office:value="2.21725" calcext:value-type="float">
            <text:p>2.2173</text:p>
          </table:table-cell>
          <table:table-cell table:style-name="ce4" table:formula="of:=[.F23]*1000" office:value-type="float" office:value="5.59725" calcext:value-type="float">
            <text:p>5.5973</text:p>
          </table:table-cell>
          <table:table-cell table:style-name="ce4" table:formula="of:=[.G23]*1000" office:value-type="float" office:value="9.2615" calcext:value-type="float">
            <text:p>9.2615</text:p>
          </table:table-cell>
          <table:table-cell table:formula="of:=[.H23]*1000" office:value-type="float" office:value="9.8268" calcext:value-type="float">
            <text:p>9.8268</text:p>
          </table:table-cell>
          <table:table-cell table:style-name="ce4" table:formula="of:=[.I23]*1000" office:value-type="float" office:value="9.07335" calcext:value-type="float">
            <text:p>9.0734</text:p>
          </table:table-cell>
          <table:table-cell table:style-name="ce4" table:formula="of:=[.J23]*1000" office:value-type="float" office:value="22.04855" calcext:value-type="float">
            <text:p>22.0486</text:p>
          </table:table-cell>
          <table:table-cell table:style-name="ce4" table:formula="of:=[.K23]*1000" office:value-type="float" office:value="212.29645" calcext:value-type="float">
            <text:p>212.2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viacion (ms)</text:p>
          </table:table-cell>
          <table:table-cell table:style-name="ce4" table:formula="of:=[.B24]*1000" office:value-type="float" office:value="0.00378744463221646" calcext:value-type="float">
            <text:p>0.0038</text:p>
          </table:table-cell>
          <table:table-cell table:style-name="ce4" table:formula="of:=[.C24]*1000" office:value-type="float" office:value="0.00572046188786592" calcext:value-type="float">
            <text:p>0.0057</text:p>
          </table:table-cell>
          <table:table-cell table:style-name="ce4" table:formula="of:=[.D24]*1000" office:value-type="float" office:value="0.00645041818309806" calcext:value-type="float">
            <text:p>0.0065</text:p>
          </table:table-cell>
          <table:table-cell table:style-name="ce4" table:formula="of:=[.E24]*1000" office:value-type="float" office:value="0.0163735184142919" calcext:value-type="float">
            <text:p>0.0164</text:p>
          </table:table-cell>
          <table:table-cell table:style-name="ce4" table:formula="of:=[.F24]*1000" office:value-type="float" office:value="0.327032893082477" calcext:value-type="float">
            <text:p>0.3270</text:p>
          </table:table-cell>
          <table:table-cell table:style-name="ce4" table:formula="of:=[.G24]*1000" office:value-type="float" office:value="0.0128288326580567" calcext:value-type="float">
            <text:p>0.0128</text:p>
          </table:table-cell>
          <table:table-cell table:style-name="ce4" table:formula="of:=[.H24]*1000" office:value-type="float" office:value="0.612614895775736" calcext:value-type="float">
            <text:p>0.6126</text:p>
          </table:table-cell>
          <table:table-cell table:style-name="ce4" table:formula="of:=[.I24]*1000" office:value-type="float" office:value="0.0104492507915765" calcext:value-type="float">
            <text:p>0.0104</text:p>
          </table:table-cell>
          <table:table-cell table:style-name="ce4" table:formula="of:=[.J24]*1000" office:value-type="float" office:value="0.121745841818109" calcext:value-type="float">
            <text:p>0.1217</text:p>
          </table:table-cell>
          <table:table-cell table:style-name="ce4" table:formula="of:=[.K24]*1000" office:value-type="float" office:value="13.3664612349244" calcext:value-type="float">
            <text:p>13.3665</text:p>
          </table:table-cell>
          <table:table-cell table:number-columns-repeated="5"/>
        </table:table-row>
      </table:table>
      <table:table table:name="Global" table:style-name="ta1">
        <table:shapes>
          <draw:frame draw:z-index="0" draw:style-name="gr1" draw:text-style-name="P1" svg:width="6.2988in" svg:height="3.5429in" svg:x="2.4756in" svg:y="4.7563in">
            <draw:object draw:notify-on-update-of-ranges="Global.B2:Global.J2 Global.B25:Global.J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lenna.png</text:p>
          </table:table-cell>
          <table:table-cell office:value-type="string" calcext:value-type="string">
            <text:p>shadow.jpg</text:p>
          </table:table-cell>
          <table:table-cell office:value-type="string" calcext:value-type="string">
            <text:p>mago.jpg</text:p>
          </table:table-cell>
          <table:table-cell office:value-type="string" calcext:value-type="string">
            <text:p>kafra.jpg</text:p>
          </table:table-cell>
          <table:table-cell office:value-type="string" calcext:value-type="string">
            <text:p>gatos.jpg</text:p>
          </table:table-cell>
          <table:table-cell office:value-type="string" calcext:value-type="string">
            <text:p>ciudad.jpg</text:p>
          </table:table-cell>
          <table:table-cell office:value-type="string" calcext:value-type="string">
            <text:p>aguila.jpg</text:p>
          </table:table-cell>
          <table:table-cell office:value-type="string" calcext:value-type="string">
            <text:p>elefante.jpg</text:p>
          </table:table-cell>
          <table:table-cell office:value-type="string" calcext:value-type="string">
            <text:p>chica.jpg</text:p>
          </table:table-cell>
          <table:table-cell office:value-type="string" calcext:value-type="string">
            <text:p>montanna.jpg</text:p>
          </table:table-cell>
        </table:table-row>
        <table:table-row table:style-name="ro1">
          <table:table-cell office:value-type="string" calcext:value-type="string">
            <text:p>Pixeles (MP)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52" calcext:value-type="float">
            <text:p>3.52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1">
          <table:table-cell office:value-type="string" calcext:value-type="string">
            <text:p>Tiempos (s)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12106" calcext:value-type="float">
            <text:p>0.012106</text:p>
          </table:table-cell>
        </table:table-row>
        <table:table-row table:style-name="ro1">
          <table:table-cell/>
          <table:table-cell office:value-type="float" office:value="0.000216" calcext:value-type="float">
            <text:p>0.000216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.011744" calcext:value-type="float">
            <text:p>0.011744</text:p>
          </table:table-cell>
        </table:table-row>
        <table:table-row table:style-name="ro1">
          <table:table-cell/>
          <table:table-cell office:value-type="float" office:value="0.000224" calcext:value-type="float">
            <text:p>0.000224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11949" calcext:value-type="float">
            <text:p>0.011949</text:p>
          </table:table-cell>
        </table:table-row>
        <table:table-row table:style-name="ro1">
          <table:table-cell/>
          <table:table-cell office:value-type="float" office:value="0.000218" calcext:value-type="float">
            <text:p>0.000218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0.011986" calcext:value-type="float">
            <text:p>0.011986</text:p>
          </table:table-cell>
        </table:table-row>
        <table:table-row table:style-name="ro1">
          <table:table-cell/>
          <table:table-cell office:value-type="float" office:value="0.000223" calcext:value-type="float">
            <text:p>0.000223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11948" calcext:value-type="float">
            <text:p>0.011948</text:p>
          </table:table-cell>
        </table:table-row>
        <table:table-row table:style-name="ro1">
          <table:table-cell/>
          <table:table-cell office:value-type="float" office:value="0.000229" calcext:value-type="float">
            <text:p>0.000229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2398" calcext:value-type="float">
            <text:p>0.002398</text:p>
          </table:table-cell>
          <table:table-cell office:value-type="float" office:value="0.011837" calcext:value-type="float">
            <text:p>0.011837</text:p>
          </table:table-cell>
        </table:table-row>
        <table:table-row table:style-name="ro1">
          <table:table-cell/>
          <table:table-cell office:value-type="float" office:value="0.000217" calcext:value-type="float">
            <text:p>0.000217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.001299" calcext:value-type="float">
            <text:p>0.001299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0.011646" calcext:value-type="float">
            <text:p>0.011646</text:p>
          </table:table-cell>
        </table:table-row>
        <table:table-row table:style-name="ro1">
          <table:table-cell/>
          <table:table-cell office:value-type="float" office:value="0.000227" calcext:value-type="float">
            <text:p>0.000227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0.012247" calcext:value-type="float">
            <text:p>0.012247</text:p>
          </table:table-cell>
        </table:table-row>
        <table:table-row table:style-name="ro1">
          <table:table-cell/>
          <table:table-cell office:value-type="float" office:value="0.000228" calcext:value-type="float">
            <text:p>0.000228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012188" calcext:value-type="float">
            <text:p>0.012188</text:p>
          </table:table-cell>
        </table:table-row>
        <table:table-row table:style-name="ro1">
          <table:table-cell/>
          <table:table-cell office:value-type="float" office:value="0.000216" calcext:value-type="float">
            <text:p>0.000216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0.002469" calcext:value-type="float">
            <text:p>0.002469</text:p>
          </table:table-cell>
          <table:table-cell office:value-type="float" office:value="0.011718" calcext:value-type="float">
            <text:p>0.011718</text:p>
          </table:table-cell>
        </table:table-row>
        <table:table-row table:style-name="ro1">
          <table:table-cell/>
          <table:table-cell office:value-type="float" office:value="0.000216" calcext:value-type="float">
            <text:p>0.000216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11759" calcext:value-type="float">
            <text:p>0.011759</text:p>
          </table:table-cell>
        </table:table-row>
        <table:table-row table:style-name="ro1">
          <table:table-cell/>
          <table:table-cell office:value-type="float" office:value="0.000224" calcext:value-type="float">
            <text:p>0.000224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011854" calcext:value-type="float">
            <text:p>0.011854</text:p>
          </table:table-cell>
        </table:table-row>
        <table:table-row table:style-name="ro1">
          <table:table-cell/>
          <table:table-cell office:value-type="float" office:value="0.000222" calcext:value-type="float">
            <text:p>0.000222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.001111" calcext:value-type="float">
            <text:p>0.001111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11889" calcext:value-type="float">
            <text:p>0.011889</text:p>
          </table:table-cell>
        </table:table-row>
        <table:table-row table:style-name="ro1">
          <table:table-cell/>
          <table:table-cell office:value-type="float" office:value="0.000223" calcext:value-type="float">
            <text:p>0.000223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1186" calcext:value-type="float">
            <text:p>0.01186</text:p>
          </table:table-cell>
        </table:table-row>
        <table:table-row table:style-name="ro1">
          <table:table-cell/>
          <table:table-cell office:value-type="float" office:value="0.000214" calcext:value-type="float">
            <text:p>0.000214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1218" calcext:value-type="float">
            <text:p>0.01218</text:p>
          </table:table-cell>
        </table:table-row>
        <table:table-row table:style-name="ro1">
          <table:table-cell/>
          <table:table-cell office:value-type="float" office:value="0.000227" calcext:value-type="float">
            <text:p>0.000227</text:p>
          </table:table-cell>
          <table:table-cell office:value-type="float" office:value="0.000421" calcext:value-type="float">
            <text:p>0.000421</text:p>
          </table:table-cell>
          <table:table-cell table:number-columns-repeated="2" office:value-type="float" office:value="0.00042" calcext:value-type="float">
            <text:p>0.00042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0.002412" calcext:value-type="float">
            <text:p>0.002412</text:p>
          </table:table-cell>
          <table:table-cell office:value-type="float" office:value="0.011999" calcext:value-type="float">
            <text:p>0.011999</text:p>
          </table:table-cell>
        </table:table-row>
        <table:table-row table:style-name="ro1">
          <table:table-cell/>
          <table:table-cell office:value-type="float" office:value="0.000228" calcext:value-type="float">
            <text:p>0.000228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001276" calcext:value-type="float">
            <text:p>0.001276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11926" calcext:value-type="float">
            <text:p>0.011926</text:p>
          </table:table-cell>
        </table:table-row>
        <table:table-row table:style-name="ro1">
          <table:table-cell/>
          <table:table-cell office:value-type="float" office:value="0.000223" calcext:value-type="float">
            <text:p>0.000223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12108" calcext:value-type="float">
            <text:p>0.012108</text:p>
          </table:table-cell>
        </table:table-row>
        <table:table-row table:style-name="ro1">
          <table:table-cell/>
          <table:table-cell office:value-type="float" office:value="0.000226" calcext:value-type="float">
            <text:p>0.000226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02452" calcext:value-type="float">
            <text:p>0.002452</text:p>
          </table:table-cell>
          <table:table-cell office:value-type="float" office:value="0.011963" calcext:value-type="float">
            <text:p>0.011963</text:p>
          </table:table-cell>
        </table:table-row>
        <table:table-row table:style-name="ro1">
          <table:table-cell/>
          <table:table-cell office:value-type="float" office:value="0.000226" calcext:value-type="float">
            <text:p>0.000226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0.012001" calcext:value-type="float">
            <text:p>0.012001</text:p>
          </table:table-cell>
        </table:table-row>
        <table:table-row table:style-name="ro1">
          <table:table-cell office:value-type="string" calcext:value-type="string">
            <text:p>Promedio (s)</text:p>
          </table:table-cell>
          <table:table-cell table:formula="of:=AVERAGE([.B3:.B22])" office:value-type="float" office:value="0.0002225" calcext:value-type="float">
            <text:p>0.0002225</text:p>
          </table:table-cell>
          <table:table-cell table:formula="of:=AVERAGE([.C3:.C22])" office:value-type="float" office:value="0.00041785" calcext:value-type="float">
            <text:p>0.00041785</text:p>
          </table:table-cell>
          <table:table-cell table:formula="of:=AVERAGE([.D3:.D22])" office:value-type="float" office:value="0.00042385" calcext:value-type="float">
            <text:p>0.00042385</text:p>
          </table:table-cell>
          <table:table-cell table:formula="of:=AVERAGE([.E3:.E22])" office:value-type="float" office:value="0.0004219" calcext:value-type="float">
            <text:p>0.0004219</text:p>
          </table:table-cell>
          <table:table-cell table:formula="of:=AVERAGE([.F3:.F22])" office:value-type="float" office:value="0.00087915" calcext:value-type="float">
            <text:p>0.00087915</text:p>
          </table:table-cell>
          <table:table-cell table:formula="of:=AVERAGE([.G3:.G22])" office:value-type="float" office:value="0.0010961" calcext:value-type="float">
            <text:p>0.0010961</text:p>
          </table:table-cell>
          <table:table-cell table:formula="of:=AVERAGE([.H3:.H22])" office:value-type="float" office:value="0.00126665" calcext:value-type="float">
            <text:p>0.00126665</text:p>
          </table:table-cell>
          <table:table-cell table:formula="of:=AVERAGE([.I3:.I22])" office:value-type="float" office:value="0.00126035" calcext:value-type="float">
            <text:p>0.00126035</text:p>
          </table:table-cell>
          <table:table-cell table:formula="of:=AVERAGE([.J3:.J22])" office:value-type="float" office:value="0.0025528" calcext:value-type="float">
            <text:p>0.0025528</text:p>
          </table:table-cell>
          <table:table-cell table:formula="of:=AVERAGE([.K3:.K22])" office:value-type="float" office:value="0.0119454" calcext:value-type="float">
            <text:p>0.0119454</text:p>
          </table:table-cell>
        </table:table-row>
        <table:table-row table:style-name="ro1">
          <table:table-cell office:value-type="string" calcext:value-type="string">
            <text:p>Desviacion (s)</text:p>
          </table:table-cell>
          <table:table-cell table:formula="of:=STDEVA([.B3:.B22])" office:value-type="float" office:value="0.00000471838509394229" calcext:value-type="float">
            <text:p>4.71838509394229E-006</text:p>
          </table:table-cell>
          <table:table-cell table:formula="of:=STDEVA([.C3:.C22])" office:value-type="float" office:value="0.00000427076968288042" calcext:value-type="float">
            <text:p>4.27076968288042E-006</text:p>
          </table:table-cell>
          <table:table-cell table:formula="of:=STDEVA([.D3:.D22])" office:value-type="float" office:value="0.00000652343951898803" calcext:value-type="float">
            <text:p>6.52343951898803E-006</text:p>
          </table:table-cell>
          <table:table-cell table:formula="of:=STDEVA([.E3:.E22])" office:value-type="float" office:value="0.00000466679197826741" calcext:value-type="float">
            <text:p>4.66679197826741E-006</text:p>
          </table:table-cell>
          <table:table-cell table:formula="of:=STDEVA([.F3:.F22])" office:value-type="float" office:value="0.00000873152184239441" calcext:value-type="float">
            <text:p>8.73152184239441E-006</text:p>
          </table:table-cell>
          <table:table-cell table:formula="of:=STDEVA([.G3:.G22])" office:value-type="float" office:value="0.0000157877367465684" calcext:value-type="float">
            <text:p>1.57877367465684E-005</text:p>
          </table:table-cell>
          <table:table-cell table:formula="of:=STDEVA([.H3:.H22])" office:value-type="float" office:value="0.0000204714820896624" calcext:value-type="float">
            <text:p>2.04714820896624E-005</text:p>
          </table:table-cell>
          <table:table-cell table:formula="of:=STDEVA([.I3:.I22])" office:value-type="float" office:value="0.0000136970031297669" calcext:value-type="float">
            <text:p>0.000013697</text:p>
          </table:table-cell>
          <table:table-cell table:formula="of:=STDEVA([.J3:.J22])" office:value-type="float" office:value="0.00015167090412434" calcext:value-type="float">
            <text:p>0.0001516709</text:p>
          </table:table-cell>
          <table:table-cell table:formula="of:=STDEVA([.K3:.K22])" office:value-type="float" office:value="0.000164259230294197" calcext:value-type="float">
            <text:p>0.0001642592</text:p>
          </table:table-cell>
        </table:table-row>
        <table:table-row table:style-name="ro1">
          <table:table-cell office:value-type="string" calcext:value-type="string">
            <text:p>Promedio (ms)</text:p>
          </table:table-cell>
          <table:table-cell table:style-name="ce4" table:formula="of:=[.B23]*1000" office:value-type="float" office:value="0.2225" calcext:value-type="float">
            <text:p>0.2225</text:p>
          </table:table-cell>
          <table:table-cell table:style-name="ce4" table:formula="of:=[.C23]*1000" office:value-type="float" office:value="0.41785" calcext:value-type="float">
            <text:p>0.4179</text:p>
          </table:table-cell>
          <table:table-cell table:style-name="ce4" table:formula="of:=[.D23]*1000" office:value-type="float" office:value="0.42385" calcext:value-type="float">
            <text:p>0.4239</text:p>
          </table:table-cell>
          <table:table-cell table:style-name="ce4" table:formula="of:=[.E23]*1000" office:value-type="float" office:value="0.4219" calcext:value-type="float">
            <text:p>0.4219</text:p>
          </table:table-cell>
          <table:table-cell table:style-name="ce4" table:formula="of:=[.F23]*1000" office:value-type="float" office:value="0.87915" calcext:value-type="float">
            <text:p>0.8792</text:p>
          </table:table-cell>
          <table:table-cell table:style-name="ce4" table:formula="of:=[.G23]*1000" office:value-type="float" office:value="1.0961" calcext:value-type="float">
            <text:p>1.0961</text:p>
          </table:table-cell>
          <table:table-cell table:formula="of:=[.H23]*1000" office:value-type="float" office:value="1.26665" calcext:value-type="float">
            <text:p>1.26665</text:p>
          </table:table-cell>
          <table:table-cell table:style-name="ce4" table:formula="of:=[.I23]*1000" office:value-type="float" office:value="1.26035" calcext:value-type="float">
            <text:p>1.2604</text:p>
          </table:table-cell>
          <table:table-cell table:style-name="ce4" table:formula="of:=[.J23]*1000" office:value-type="float" office:value="2.5528" calcext:value-type="float">
            <text:p>2.5528</text:p>
          </table:table-cell>
          <table:table-cell table:style-name="ce4" table:formula="of:=[.K23]*1000" office:value-type="float" office:value="11.9454" calcext:value-type="float">
            <text:p>11.9454</text:p>
          </table:table-cell>
        </table:table-row>
        <table:table-row table:style-name="ro1">
          <table:table-cell office:value-type="string" calcext:value-type="string">
            <text:p>Desviacion (ms)</text:p>
          </table:table-cell>
          <table:table-cell table:style-name="ce4" table:formula="of:=[.B24]*1000" office:value-type="float" office:value="0.00471838509394229" calcext:value-type="float">
            <text:p>0.0047</text:p>
          </table:table-cell>
          <table:table-cell table:style-name="ce4" table:formula="of:=[.C24]*1000" office:value-type="float" office:value="0.00427076968288042" calcext:value-type="float">
            <text:p>0.0043</text:p>
          </table:table-cell>
          <table:table-cell table:style-name="ce4" table:formula="of:=[.D24]*1000" office:value-type="float" office:value="0.00652343951898803" calcext:value-type="float">
            <text:p>0.0065</text:p>
          </table:table-cell>
          <table:table-cell table:style-name="ce4" table:formula="of:=[.E24]*1000" office:value-type="float" office:value="0.00466679197826741" calcext:value-type="float">
            <text:p>0.0047</text:p>
          </table:table-cell>
          <table:table-cell table:style-name="ce4" table:formula="of:=[.F24]*1000" office:value-type="float" office:value="0.00873152184239441" calcext:value-type="float">
            <text:p>0.0087</text:p>
          </table:table-cell>
          <table:table-cell table:style-name="ce4" table:formula="of:=[.G24]*1000" office:value-type="float" office:value="0.0157877367465684" calcext:value-type="float">
            <text:p>0.0158</text:p>
          </table:table-cell>
          <table:table-cell table:style-name="ce4" table:formula="of:=[.H24]*1000" office:value-type="float" office:value="0.0204714820896624" calcext:value-type="float">
            <text:p>0.0205</text:p>
          </table:table-cell>
          <table:table-cell table:style-name="ce4" table:formula="of:=[.I24]*1000" office:value-type="float" office:value="0.0136970031297669" calcext:value-type="float">
            <text:p>0.0137</text:p>
          </table:table-cell>
          <table:table-cell table:style-name="ce4" table:formula="of:=[.J24]*1000" office:value-type="float" office:value="0.15167090412434" calcext:value-type="float">
            <text:p>0.1517</text:p>
          </table:table-cell>
          <table:table-cell table:style-name="ce4" table:formula="of:=[.K24]*1000" office:value-type="float" office:value="0.164259230294197" calcext:value-type="float">
            <text:p>0.1643</text:p>
          </table:table-cell>
        </table:table-row>
      </table:table>
      <table:table table:name="Constante" table:style-name="ta1">
        <table:shapes>
          <draw:frame draw:z-index="0" draw:style-name="gr1" draw:text-style-name="P1" svg:width="6.2988in" svg:height="3.5429in" svg:x="2.539in" svg:y="4.8984in">
            <draw:object draw:notify-on-update-of-ranges="Constante.B2:Constante.J2 Constante.B25:Constante.J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lenna.png</text:p>
          </table:table-cell>
          <table:table-cell office:value-type="string" calcext:value-type="string">
            <text:p>shadow.jpg</text:p>
          </table:table-cell>
          <table:table-cell office:value-type="string" calcext:value-type="string">
            <text:p>mago.jpg</text:p>
          </table:table-cell>
          <table:table-cell office:value-type="string" calcext:value-type="string">
            <text:p>kafra.jpg</text:p>
          </table:table-cell>
          <table:table-cell office:value-type="string" calcext:value-type="string">
            <text:p>gatos.jpg</text:p>
          </table:table-cell>
          <table:table-cell office:value-type="string" calcext:value-type="string">
            <text:p>ciudad.jpg</text:p>
          </table:table-cell>
          <table:table-cell office:value-type="string" calcext:value-type="string">
            <text:p>aguila.jpg</text:p>
          </table:table-cell>
          <table:table-cell office:value-type="string" calcext:value-type="string">
            <text:p>elefante.jpg</text:p>
          </table:table-cell>
          <table:table-cell office:value-type="string" calcext:value-type="string">
            <text:p>chica.jpg</text:p>
          </table:table-cell>
          <table:table-cell office:value-type="string" calcext:value-type="string">
            <text:p>montanna.jpg</text:p>
          </table:table-cell>
        </table:table-row>
        <table:table-row table:style-name="ro1">
          <table:table-cell office:value-type="string" calcext:value-type="string">
            <text:p>Pixeles (MP)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52" calcext:value-type="float">
            <text:p>3.52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1">
          <table:table-cell office:value-type="string" calcext:value-type="string">
            <text:p>Tiempos (s)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01749" calcext:value-type="float">
            <text:p>0.001749</text:p>
          </table:table-cell>
          <table:table-cell office:value-type="float" office:value="0.006611" calcext:value-type="float">
            <text:p>0.006611</text:p>
          </table:table-cell>
        </table:table-row>
        <table:table-row table:style-name="ro1">
          <table:table-cell/>
          <table:table-cell office:value-type="float" office:value="0.000144" calcext:value-type="float">
            <text:p>0.000144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006815" calcext:value-type="float">
            <text:p>0.006815</text:p>
          </table:table-cell>
        </table:table-row>
        <table:table-row table:style-name="ro1">
          <table:table-cell/>
          <table:table-cell office:value-type="float" office:value="0.000138" calcext:value-type="float">
            <text:p>0.000138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1756" calcext:value-type="float">
            <text:p>0.001756</text:p>
          </table:table-cell>
          <table:table-cell office:value-type="float" office:value="0.006921" calcext:value-type="float">
            <text:p>0.006921</text:p>
          </table:table-cell>
        </table:table-row>
        <table:table-row table:style-name="ro1">
          <table:table-cell/>
          <table:table-cell office:value-type="float" office:value="0.000143" calcext:value-type="float">
            <text:p>0.000143</text:p>
          </table:table-cell>
          <table:table-cell office:value-type="float" office:value="0.00027" calcext:value-type="float">
            <text:p>0.00027</text:p>
          </table:table-cell>
          <table:table-cell table:number-columns-repeated="2" office:value-type="float" office:value="0.000281" calcext:value-type="float">
            <text:p>0.000281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6739" calcext:value-type="float">
            <text:p>0.006739</text:p>
          </table:table-cell>
        </table:table-row>
        <table:table-row table:style-name="ro1">
          <table:table-cell/>
          <table:table-cell office:value-type="float" office:value="0.000137" calcext:value-type="float">
            <text:p>0.000137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.006692" calcext:value-type="float">
            <text:p>0.006692</text:p>
          </table:table-cell>
        </table:table-row>
        <table:table-row table:style-name="ro1">
          <table:table-cell/>
          <table:table-cell office:value-type="float" office:value="0.000139" calcext:value-type="float">
            <text:p>0.000139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6464" calcext:value-type="float">
            <text:p>0.006464</text:p>
          </table:table-cell>
        </table:table-row>
        <table:table-row table:style-name="ro1">
          <table:table-cell/>
          <table:table-cell office:value-type="float" office:value="0.000137" calcext:value-type="float">
            <text:p>0.000137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1503" calcext:value-type="float">
            <text:p>0.001503</text:p>
          </table:table-cell>
          <table:table-cell office:value-type="float" office:value="0.006512" calcext:value-type="float">
            <text:p>0.006512</text:p>
          </table:table-cell>
        </table:table-row>
        <table:table-row table:style-name="ro1">
          <table:table-cell/>
          <table:table-cell office:value-type="float" office:value="0.000138" calcext:value-type="float">
            <text:p>0.000138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6861" calcext:value-type="float">
            <text:p>0.006861</text:p>
          </table:table-cell>
        </table:table-row>
        <table:table-row table:style-name="ro1">
          <table:table-cell/>
          <table:table-cell office:value-type="float" office:value="0.000139" calcext:value-type="float">
            <text:p>0.000139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006703" calcext:value-type="float">
            <text:p>0.006703</text:p>
          </table:table-cell>
        </table:table-row>
        <table:table-row table:style-name="ro1">
          <table:table-cell/>
          <table:table-cell office:value-type="float" office:value="0.000132" calcext:value-type="float">
            <text:p>0.000132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.001792" calcext:value-type="float">
            <text:p>0.001792</text:p>
          </table:table-cell>
          <table:table-cell office:value-type="float" office:value="0.00694" calcext:value-type="float">
            <text:p>0.00694</text:p>
          </table:table-cell>
        </table:table-row>
        <table:table-row table:style-name="ro1">
          <table:table-cell/>
          <table:table-cell office:value-type="float" office:value="0.000138" calcext:value-type="float">
            <text:p>0.000138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.006742" calcext:value-type="float">
            <text:p>0.006742</text:p>
          </table:table-cell>
        </table:table-row>
        <table:table-row table:style-name="ro1">
          <table:table-cell/>
          <table:table-cell office:value-type="float" office:value="0.000136" calcext:value-type="float">
            <text:p>0.000136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1526" calcext:value-type="float">
            <text:p>0.001526</text:p>
          </table:table-cell>
          <table:table-cell office:value-type="float" office:value="0.006665" calcext:value-type="float">
            <text:p>0.006665</text:p>
          </table:table-cell>
        </table:table-row>
        <table:table-row table:style-name="ro1">
          <table:table-cell/>
          <table:table-cell office:value-type="float" office:value="0.000137" calcext:value-type="float">
            <text:p>0.000137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01543" calcext:value-type="float">
            <text:p>0.001543</text:p>
          </table:table-cell>
          <table:table-cell office:value-type="float" office:value="0.007349" calcext:value-type="float">
            <text:p>0.007349</text:p>
          </table:table-cell>
        </table:table-row>
        <table:table-row table:style-name="ro1">
          <table:table-cell/>
          <table:table-cell office:value-type="float" office:value="0.000137" calcext:value-type="float">
            <text:p>0.000137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0.006912" calcext:value-type="float">
            <text:p>0.006912</text:p>
          </table:table-cell>
        </table:table-row>
        <table:table-row table:style-name="ro1">
          <table:table-cell/>
          <table:table-cell office:value-type="float" office:value="0.000139" calcext:value-type="float">
            <text:p>0.000139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774" calcext:value-type="float">
            <text:p>0.000774</text:p>
          </table:table-cell>
          <table:table-cell table:number-columns-repeated="2" office:value-type="float" office:value="0.000838" calcext:value-type="float">
            <text:p>0.000838</text:p>
          </table:table-cell>
          <table:table-cell office:value-type="float" office:value="0.001756" calcext:value-type="float">
            <text:p>0.001756</text:p>
          </table:table-cell>
          <table:table-cell office:value-type="float" office:value="0.006903" calcext:value-type="float">
            <text:p>0.006903</text:p>
          </table:table-cell>
        </table:table-row>
        <table:table-row table:style-name="ro1">
          <table:table-cell/>
          <table:table-cell office:value-type="float" office:value="0.000143" calcext:value-type="float">
            <text:p>0.000143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001516" calcext:value-type="float">
            <text:p>0.001516</text:p>
          </table:table-cell>
          <table:table-cell office:value-type="float" office:value="0.007093" calcext:value-type="float">
            <text:p>0.007093</text:p>
          </table:table-cell>
        </table:table-row>
        <table:table-row table:style-name="ro1">
          <table:table-cell/>
          <table:table-cell office:value-type="float" office:value="0.000138" calcext:value-type="float">
            <text:p>0.000138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749" calcext:value-type="float">
            <text:p>0.000749</text:p>
          </table:table-cell>
          <table:table-cell table:number-columns-repeated="2" office:value-type="float" office:value="0.000841" calcext:value-type="float">
            <text:p>0.000841</text:p>
          </table:table-cell>
          <table:table-cell office:value-type="float" office:value="0.001508" calcext:value-type="float">
            <text:p>0.001508</text:p>
          </table:table-cell>
          <table:table-cell office:value-type="float" office:value="0.00697" calcext:value-type="float">
            <text:p>0.00697</text:p>
          </table:table-cell>
        </table:table-row>
        <table:table-row table:style-name="ro1">
          <table:table-cell/>
          <table:table-cell office:value-type="float" office:value="0.000142" calcext:value-type="float">
            <text:p>0.000142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1744" calcext:value-type="float">
            <text:p>0.001744</text:p>
          </table:table-cell>
          <table:table-cell office:value-type="float" office:value="0.006848" calcext:value-type="float">
            <text:p>0.006848</text:p>
          </table:table-cell>
        </table:table-row>
        <table:table-row table:style-name="ro1">
          <table:table-cell/>
          <table:table-cell office:value-type="float" office:value="0.000141" calcext:value-type="float">
            <text:p>0.00014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6704" calcext:value-type="float">
            <text:p>0.006704</text:p>
          </table:table-cell>
        </table:table-row>
        <table:table-row table:style-name="ro1">
          <table:table-cell/>
          <table:table-cell office:value-type="float" office:value="0.000143" calcext:value-type="float">
            <text:p>0.000143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01517" calcext:value-type="float">
            <text:p>0.001517</text:p>
          </table:table-cell>
          <table:table-cell office:value-type="float" office:value="0.00695" calcext:value-type="float">
            <text:p>0.00695</text:p>
          </table:table-cell>
        </table:table-row>
        <table:table-row table:style-name="ro1">
          <table:table-cell office:value-type="string" calcext:value-type="string">
            <text:p>Promedio (s)</text:p>
          </table:table-cell>
          <table:table-cell table:formula="of:=AVERAGE([.B3:.B22])" office:value-type="float" office:value="0.00013905" calcext:value-type="float">
            <text:p>0.00013905</text:p>
          </table:table-cell>
          <table:table-cell table:formula="of:=AVERAGE([.C3:.C22])" office:value-type="float" office:value="0.0002795" calcext:value-type="float">
            <text:p>0.0002795</text:p>
          </table:table-cell>
          <table:table-cell table:formula="of:=AVERAGE([.D3:.D22])" office:value-type="float" office:value="0.0002837" calcext:value-type="float">
            <text:p>0.0002837</text:p>
          </table:table-cell>
          <table:table-cell table:formula="of:=AVERAGE([.E3:.E22])" office:value-type="float" office:value="0.00028425" calcext:value-type="float">
            <text:p>0.00028425</text:p>
          </table:table-cell>
          <table:table-cell table:formula="of:=AVERAGE([.F3:.F22])" office:value-type="float" office:value="0.0005845" calcext:value-type="float">
            <text:p>0.0005845</text:p>
          </table:table-cell>
          <table:table-cell table:formula="of:=AVERAGE([.G3:.G22])" office:value-type="float" office:value="0.00073955" calcext:value-type="float">
            <text:p>0.00073955</text:p>
          </table:table-cell>
          <table:table-cell table:formula="of:=AVERAGE([.H3:.H22])" office:value-type="float" office:value="0.0008474" calcext:value-type="float">
            <text:p>0.0008474</text:p>
          </table:table-cell>
          <table:table-cell table:formula="of:=AVERAGE([.I3:.I22])" office:value-type="float" office:value="0.00085115" calcext:value-type="float">
            <text:p>0.00085115</text:p>
          </table:table-cell>
          <table:table-cell table:formula="of:=AVERAGE([.J3:.J22])" office:value-type="float" office:value="0.0016054" calcext:value-type="float">
            <text:p>0.0016054</text:p>
          </table:table-cell>
          <table:table-cell table:formula="of:=AVERAGE([.K3:.K22])" office:value-type="float" office:value="0.0068197" calcext:value-type="float">
            <text:p>0.0068197</text:p>
          </table:table-cell>
        </table:table-row>
        <table:table-row table:style-name="ro1">
          <table:table-cell office:value-type="string" calcext:value-type="string">
            <text:p>Desviacion (s)</text:p>
          </table:table-cell>
          <table:table-cell table:formula="of:=STDEVA([.B3:.B22])" office:value-type="float" office:value="0.00000294645192517517" calcext:value-type="float">
            <text:p>2.94645192517517E-006</text:p>
          </table:table-cell>
          <table:table-cell table:formula="of:=STDEVA([.C3:.C22])" office:value-type="float" office:value="0.00000526657783624842" calcext:value-type="float">
            <text:p>5.26657783624842E-006</text:p>
          </table:table-cell>
          <table:table-cell table:formula="of:=STDEVA([.D3:.D22])" office:value-type="float" office:value="0.00000525256829410247" calcext:value-type="float">
            <text:p>5.25256829410247E-006</text:p>
          </table:table-cell>
          <table:table-cell table:formula="of:=STDEVA([.E3:.E22])" office:value-type="float" office:value="0.00000578450743934084" calcext:value-type="float">
            <text:p>5.78450743934084E-006</text:p>
          </table:table-cell>
          <table:table-cell table:formula="of:=STDEVA([.F3:.F22])" office:value-type="float" office:value="0.0000110952811211746" calcext:value-type="float">
            <text:p>1.10952811211746E-005</text:p>
          </table:table-cell>
          <table:table-cell table:formula="of:=STDEVA([.G3:.G22])" office:value-type="float" office:value="0.0000130846434699934" calcext:value-type="float">
            <text:p>1.30846434699934E-005</text:p>
          </table:table-cell>
          <table:table-cell table:formula="of:=STDEVA([.H3:.H22])" office:value-type="float" office:value="0.0000136590051267518" calcext:value-type="float">
            <text:p>0.000013659</text:p>
          </table:table-cell>
          <table:table-cell table:formula="of:=STDEVA([.I3:.I22])" office:value-type="float" office:value="0.0000155843207305156" calcext:value-type="float">
            <text:p>1.55843207305156E-005</text:p>
          </table:table-cell>
          <table:table-cell table:formula="of:=STDEVA([.J3:.J22])" office:value-type="float" office:value="0.00012819943344977" calcext:value-type="float">
            <text:p>0.0001281994</text:p>
          </table:table-cell>
          <table:table-cell table:formula="of:=STDEVA([.K3:.K22])" office:value-type="float" office:value="0.000202834155745136" calcext:value-type="float">
            <text:p>0.0002028342</text:p>
          </table:table-cell>
        </table:table-row>
        <table:table-row table:style-name="ro1">
          <table:table-cell office:value-type="string" calcext:value-type="string">
            <text:p>Promedio (ms)</text:p>
          </table:table-cell>
          <table:table-cell table:style-name="ce4" table:formula="of:=[.B23]*1000" office:value-type="float" office:value="0.13905" calcext:value-type="float">
            <text:p>0.1391</text:p>
          </table:table-cell>
          <table:table-cell table:style-name="ce4" table:formula="of:=[.C23]*1000" office:value-type="float" office:value="0.2795" calcext:value-type="float">
            <text:p>0.2795</text:p>
          </table:table-cell>
          <table:table-cell table:style-name="ce4" table:formula="of:=[.D23]*1000" office:value-type="float" office:value="0.2837" calcext:value-type="float">
            <text:p>0.2837</text:p>
          </table:table-cell>
          <table:table-cell table:style-name="ce4" table:formula="of:=[.E23]*1000" office:value-type="float" office:value="0.28425" calcext:value-type="float">
            <text:p>0.2843</text:p>
          </table:table-cell>
          <table:table-cell table:style-name="ce4" table:formula="of:=[.F23]*1000" office:value-type="float" office:value="0.5845" calcext:value-type="float">
            <text:p>0.5845</text:p>
          </table:table-cell>
          <table:table-cell table:style-name="ce4" table:formula="of:=[.G23]*1000" office:value-type="float" office:value="0.73955" calcext:value-type="float">
            <text:p>0.7396</text:p>
          </table:table-cell>
          <table:table-cell table:formula="of:=[.H23]*1000" office:value-type="float" office:value="0.8474" calcext:value-type="float">
            <text:p>0.8474</text:p>
          </table:table-cell>
          <table:table-cell table:style-name="ce4" table:formula="of:=[.I23]*1000" office:value-type="float" office:value="0.85115" calcext:value-type="float">
            <text:p>0.8512</text:p>
          </table:table-cell>
          <table:table-cell table:style-name="ce4" table:formula="of:=[.J23]*1000" office:value-type="float" office:value="1.6054" calcext:value-type="float">
            <text:p>1.6054</text:p>
          </table:table-cell>
          <table:table-cell table:style-name="ce4" table:formula="of:=[.K23]*1000" office:value-type="float" office:value="6.8197" calcext:value-type="float">
            <text:p>6.8197</text:p>
          </table:table-cell>
        </table:table-row>
        <table:table-row table:style-name="ro1">
          <table:table-cell office:value-type="string" calcext:value-type="string">
            <text:p>Desviacion (ms)</text:p>
          </table:table-cell>
          <table:table-cell table:style-name="ce4" table:formula="of:=[.B24]*1000" office:value-type="float" office:value="0.00294645192517517" calcext:value-type="float">
            <text:p>0.0029</text:p>
          </table:table-cell>
          <table:table-cell table:style-name="ce4" table:formula="of:=[.C24]*1000" office:value-type="float" office:value="0.00526657783624842" calcext:value-type="float">
            <text:p>0.0053</text:p>
          </table:table-cell>
          <table:table-cell table:style-name="ce4" table:formula="of:=[.D24]*1000" office:value-type="float" office:value="0.00525256829410247" calcext:value-type="float">
            <text:p>0.0053</text:p>
          </table:table-cell>
          <table:table-cell table:style-name="ce4" table:formula="of:=[.E24]*1000" office:value-type="float" office:value="0.00578450743934083" calcext:value-type="float">
            <text:p>0.0058</text:p>
          </table:table-cell>
          <table:table-cell table:style-name="ce4" table:formula="of:=[.F24]*1000" office:value-type="float" office:value="0.0110952811211746" calcext:value-type="float">
            <text:p>0.0111</text:p>
          </table:table-cell>
          <table:table-cell table:style-name="ce4" table:formula="of:=[.G24]*1000" office:value-type="float" office:value="0.0130846434699934" calcext:value-type="float">
            <text:p>0.0131</text:p>
          </table:table-cell>
          <table:table-cell table:style-name="ce4" table:formula="of:=[.H24]*1000" office:value-type="float" office:value="0.0136590051267518" calcext:value-type="float">
            <text:p>0.0137</text:p>
          </table:table-cell>
          <table:table-cell table:style-name="ce4" table:formula="of:=[.I24]*1000" office:value-type="float" office:value="0.0155843207305156" calcext:value-type="float">
            <text:p>0.0156</text:p>
          </table:table-cell>
          <table:table-cell table:style-name="ce4" table:formula="of:=[.J24]*1000" office:value-type="float" office:value="0.12819943344977" calcext:value-type="float">
            <text:p>0.1282</text:p>
          </table:table-cell>
          <table:table-cell table:style-name="ce4" table:formula="of:=[.K24]*1000" office:value-type="float" office:value="0.202834155745136" calcext:value-type="float">
            <text:p>0.2028</text:p>
          </table:table-cell>
        </table:table-row>
      </table:table>
      <table:table table:name="Compartida" table:style-name="ta1">
        <table:shapes>
          <draw:frame draw:z-index="0" draw:style-name="gr1" draw:text-style-name="P1" svg:width="6.2988in" svg:height="3.5429in" svg:x="2.5756in" svg:y="4.8748in">
            <draw:object draw:notify-on-update-of-ranges="Compartida.B2:Compartida.J2 Compartida.B25:Compartida.J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lenna.png</text:p>
          </table:table-cell>
          <table:table-cell office:value-type="string" calcext:value-type="string">
            <text:p>shadow.jpg</text:p>
          </table:table-cell>
          <table:table-cell office:value-type="string" calcext:value-type="string">
            <text:p>mago.jpg</text:p>
          </table:table-cell>
          <table:table-cell office:value-type="string" calcext:value-type="string">
            <text:p>kafra.jpg</text:p>
          </table:table-cell>
          <table:table-cell office:value-type="string" calcext:value-type="string">
            <text:p>gatos.jpg</text:p>
          </table:table-cell>
          <table:table-cell office:value-type="string" calcext:value-type="string">
            <text:p>ciudad.jpg</text:p>
          </table:table-cell>
          <table:table-cell office:value-type="string" calcext:value-type="string">
            <text:p>aguila.jpg</text:p>
          </table:table-cell>
          <table:table-cell office:value-type="string" calcext:value-type="string">
            <text:p>elefante.jpg</text:p>
          </table:table-cell>
          <table:table-cell office:value-type="string" calcext:value-type="string">
            <text:p>chica.jpg</text:p>
          </table:table-cell>
          <table:table-cell office:value-type="string" calcext:value-type="string">
            <text:p>montanna.jpg</text:p>
          </table:table-cell>
        </table:table-row>
        <table:table-row table:style-name="ro1">
          <table:table-cell office:value-type="string" calcext:value-type="string">
            <text:p>Pixeles (MP)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52" calcext:value-type="float">
            <text:p>3.52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1">
          <table:table-cell office:value-type="string" calcext:value-type="string">
            <text:p>Tiempos (s)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007645" calcext:value-type="float">
            <text:p>0.007645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.007596" calcext:value-type="float">
            <text:p>0.007596</text:p>
          </table:table-cell>
        </table:table-row>
        <table:table-row table:style-name="ro1">
          <table:table-cell/>
          <table:table-cell office:value-type="float" office:value="0.000152" calcext:value-type="float">
            <text:p>0.000152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7233" calcext:value-type="float">
            <text:p>0.007233</text:p>
          </table:table-cell>
        </table:table-row>
        <table:table-row table:style-name="ro1">
          <table:table-cell/>
          <table:table-cell office:value-type="float" office:value="0.000153" calcext:value-type="float">
            <text:p>0.000153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1622" calcext:value-type="float">
            <text:p>0.001622</text:p>
          </table:table-cell>
          <table:table-cell office:value-type="float" office:value="0.00735" calcext:value-type="float">
            <text:p>0.00735</text:p>
          </table:table-cell>
        </table:table-row>
        <table:table-row table:style-name="ro1">
          <table:table-cell/>
          <table:table-cell office:value-type="float" office:value="0.000153" calcext:value-type="float">
            <text:p>0.000153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0935" calcext:value-type="float">
            <text:p>0.000935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0.007131" calcext:value-type="float">
            <text:p>0.007131</text:p>
          </table:table-cell>
        </table:table-row>
        <table:table-row table:style-name="ro1">
          <table:table-cell/>
          <table:table-cell office:value-type="float" office:value="0.000152" calcext:value-type="float">
            <text:p>0.000152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007264" calcext:value-type="float">
            <text:p>0.007264</text:p>
          </table:table-cell>
        </table:table-row>
        <table:table-row table:style-name="ro1">
          <table:table-cell/>
          <table:table-cell office:value-type="float" office:value="0.000144" calcext:value-type="float">
            <text:p>0.000144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.007319" calcext:value-type="float">
            <text:p>0.007319</text:p>
          </table:table-cell>
        </table:table-row>
        <table:table-row table:style-name="ro1">
          <table:table-cell/>
          <table:table-cell office:value-type="float" office:value="0.000151" calcext:value-type="float">
            <text:p>0.000151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0.007326" calcext:value-type="float">
            <text:p>0.007326</text:p>
          </table:table-cell>
        </table:table-row>
        <table:table-row table:style-name="ro1">
          <table:table-cell/>
          <table:table-cell office:value-type="float" office:value="0.000153" calcext:value-type="float">
            <text:p>0.000153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.007557" calcext:value-type="float">
            <text:p>0.007557</text:p>
          </table:table-cell>
        </table:table-row>
        <table:table-row table:style-name="ro1">
          <table:table-cell/>
          <table:table-cell office:value-type="float" office:value="0.000153" calcext:value-type="float">
            <text:p>0.000153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647" calcext:value-type="float">
            <text:p>0.001647</text:p>
          </table:table-cell>
          <table:table-cell office:value-type="float" office:value="0.00744" calcext:value-type="float">
            <text:p>0.00744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299" calcext:value-type="float">
            <text:p>0.000299</text:p>
          </table:table-cell>
          <table:table-cell table:number-columns-repeated="2" office:value-type="float" office:value="0.000305" calcext:value-type="float">
            <text:p>0.000305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0.007414" calcext:value-type="float">
            <text:p>0.007414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7218" calcext:value-type="float">
            <text:p>0.007218</text:p>
          </table:table-cell>
        </table:table-row>
        <table:table-row table:style-name="ro1">
          <table:table-cell/>
          <table:table-cell office:value-type="float" office:value="0.000152" calcext:value-type="float">
            <text:p>0.000152</text:p>
          </table:table-cell>
          <table:table-cell office:value-type="float" office:value="0.000303" calcext:value-type="float">
            <text:p>0.000303</text:p>
          </table:table-cell>
          <table:table-cell table:number-columns-repeated="2" office:value-type="float" office:value="0.000297" calcext:value-type="float">
            <text:p>0.000297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1912" calcext:value-type="float">
            <text:p>0.001912</text:p>
          </table:table-cell>
          <table:table-cell office:value-type="float" office:value="0.007435" calcext:value-type="float">
            <text:p>0.007435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01865" calcext:value-type="float">
            <text:p>0.001865</text:p>
          </table:table-cell>
          <table:table-cell office:value-type="float" office:value="0.007396" calcext:value-type="float">
            <text:p>0.007396</text:p>
          </table:table-cell>
        </table:table-row>
        <table:table-row table:style-name="ro1">
          <table:table-cell/>
          <table:table-cell office:value-type="float" office:value="0.000156" calcext:value-type="float">
            <text:p>0.000156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1642" calcext:value-type="float">
            <text:p>0.001642</text:p>
          </table:table-cell>
          <table:table-cell office:value-type="float" office:value="0.007893" calcext:value-type="float">
            <text:p>0.007893</text:p>
          </table:table-cell>
        </table:table-row>
        <table:table-row table:style-name="ro1">
          <table:table-cell/>
          <table:table-cell office:value-type="float" office:value="0.000145" calcext:value-type="float">
            <text:p>0.000145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007573" calcext:value-type="float">
            <text:p>0.007573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0.007227" calcext:value-type="float">
            <text:p>0.007227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.007681" calcext:value-type="float">
            <text:p>0.007681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7143" calcext:value-type="float">
            <text:p>0.007143</text:p>
          </table:table-cell>
        </table:table-row>
        <table:table-row table:style-name="ro1">
          <table:table-cell/>
          <table:table-cell office:value-type="float" office:value="0.000154" calcext:value-type="float">
            <text:p>0.00015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.001644" calcext:value-type="float">
            <text:p>0.001644</text:p>
          </table:table-cell>
          <table:table-cell office:value-type="float" office:value="0.00754" calcext:value-type="float">
            <text:p>0.00754</text:p>
          </table:table-cell>
        </table:table-row>
        <table:table-row table:style-name="ro1">
          <table:table-cell office:value-type="string" calcext:value-type="string">
            <text:p>Promedio (s)</text:p>
          </table:table-cell>
          <table:table-cell table:formula="of:=AVERAGE([.B3:.B22])" office:value-type="float" office:value="0.00015245" calcext:value-type="float">
            <text:p>0.00015245</text:p>
          </table:table-cell>
          <table:table-cell table:formula="of:=AVERAGE([.C3:.C22])" office:value-type="float" office:value="0.00030025" calcext:value-type="float">
            <text:p>0.00030025</text:p>
          </table:table-cell>
          <table:table-cell table:formula="of:=AVERAGE([.D3:.D22])" office:value-type="float" office:value="0.0003055" calcext:value-type="float">
            <text:p>0.0003055</text:p>
          </table:table-cell>
          <table:table-cell table:formula="of:=AVERAGE([.E3:.E22])" office:value-type="float" office:value="0.00030485" calcext:value-type="float">
            <text:p>0.00030485</text:p>
          </table:table-cell>
          <table:table-cell table:formula="of:=AVERAGE([.F3:.F22])" office:value-type="float" office:value="0.00062115" calcext:value-type="float">
            <text:p>0.00062115</text:p>
          </table:table-cell>
          <table:table-cell table:formula="of:=AVERAGE([.G3:.G22])" office:value-type="float" office:value="0.00079855" calcext:value-type="float">
            <text:p>0.00079855</text:p>
          </table:table-cell>
          <table:table-cell table:formula="of:=AVERAGE([.H3:.H22])" office:value-type="float" office:value="0.0009164" calcext:value-type="float">
            <text:p>0.0009164</text:p>
          </table:table-cell>
          <table:table-cell table:formula="of:=AVERAGE([.I3:.I22])" office:value-type="float" office:value="0.00091435" calcext:value-type="float">
            <text:p>0.00091435</text:p>
          </table:table-cell>
          <table:table-cell table:formula="of:=AVERAGE([.J3:.J22])" office:value-type="float" office:value="0.0016561" calcext:value-type="float">
            <text:p>0.0016561</text:p>
          </table:table-cell>
          <table:table-cell table:formula="of:=AVERAGE([.K3:.K22])" office:value-type="float" office:value="0.00741905" calcext:value-type="float">
            <text:p>0.00741905</text:p>
          </table:table-cell>
        </table:table-row>
        <table:table-row table:style-name="ro1">
          <table:table-cell office:value-type="string" calcext:value-type="string">
            <text:p>Desviacion (s)</text:p>
          </table:table-cell>
          <table:table-cell table:formula="of:=STDEVA([.B3:.B22])" office:value-type="float" office:value="0.00000292853475128326" calcext:value-type="float">
            <text:p>2.92853475128326E-006</text:p>
          </table:table-cell>
          <table:table-cell table:formula="of:=STDEVA([.C3:.C22])" office:value-type="float" office:value="0.00000682005556390393" calcext:value-type="float">
            <text:p>6.82005556390393E-006</text:p>
          </table:table-cell>
          <table:table-cell table:formula="of:=STDEVA([.D3:.D22])" office:value-type="float" office:value="0.00000691679877278194" calcext:value-type="float">
            <text:p>6.91679877278194E-006</text:p>
          </table:table-cell>
          <table:table-cell table:formula="of:=STDEVA([.E3:.E22])" office:value-type="float" office:value="0.00000463709300952087" calcext:value-type="float">
            <text:p>4.63709300952087E-006</text:p>
          </table:table-cell>
          <table:table-cell table:formula="of:=STDEVA([.F3:.F22])" office:value-type="float" office:value="0.00000646671640422181" calcext:value-type="float">
            <text:p>6.46671640422181E-006</text:p>
          </table:table-cell>
          <table:table-cell table:formula="of:=STDEVA([.G3:.G22])" office:value-type="float" office:value="0.0000115689011441973" calcext:value-type="float">
            <text:p>1.15689011441973E-005</text:p>
          </table:table-cell>
          <table:table-cell table:formula="of:=STDEVA([.H3:.H22])" office:value-type="float" office:value="0.0000122834934170339" calcext:value-type="float">
            <text:p>1.22834934170339E-005</text:p>
          </table:table-cell>
          <table:table-cell table:formula="of:=STDEVA([.I3:.I22])" office:value-type="float" office:value="0.0000146333253406844" calcext:value-type="float">
            <text:p>1.46333253406844E-005</text:p>
          </table:table-cell>
          <table:table-cell table:formula="of:=STDEVA([.J3:.J22])" office:value-type="float" office:value="0.0000811268662099839" calcext:value-type="float">
            <text:p>8.11268662099839E-005</text:p>
          </table:table-cell>
          <table:table-cell table:formula="of:=STDEVA([.K3:.K22])" office:value-type="float" office:value="0.000199049445060636" calcext:value-type="float">
            <text:p>0.0001990494</text:p>
          </table:table-cell>
        </table:table-row>
        <table:table-row table:style-name="ro1">
          <table:table-cell office:value-type="string" calcext:value-type="string">
            <text:p>Promedio (ms)</text:p>
          </table:table-cell>
          <table:table-cell table:style-name="ce4" table:formula="of:=[.B23]*1000" office:value-type="float" office:value="0.15245" calcext:value-type="float">
            <text:p>0.1525</text:p>
          </table:table-cell>
          <table:table-cell table:style-name="ce4" table:formula="of:=[.C23]*1000" office:value-type="float" office:value="0.30025" calcext:value-type="float">
            <text:p>0.3003</text:p>
          </table:table-cell>
          <table:table-cell table:style-name="ce4" table:formula="of:=[.D23]*1000" office:value-type="float" office:value="0.3055" calcext:value-type="float">
            <text:p>0.3055</text:p>
          </table:table-cell>
          <table:table-cell table:style-name="ce4" table:formula="of:=[.E23]*1000" office:value-type="float" office:value="0.30485" calcext:value-type="float">
            <text:p>0.3049</text:p>
          </table:table-cell>
          <table:table-cell table:style-name="ce4" table:formula="of:=[.F23]*1000" office:value-type="float" office:value="0.62115" calcext:value-type="float">
            <text:p>0.6212</text:p>
          </table:table-cell>
          <table:table-cell table:style-name="ce4" table:formula="of:=[.G23]*1000" office:value-type="float" office:value="0.79855" calcext:value-type="float">
            <text:p>0.7986</text:p>
          </table:table-cell>
          <table:table-cell table:formula="of:=[.H23]*1000" office:value-type="float" office:value="0.9164" calcext:value-type="float">
            <text:p>0.9164</text:p>
          </table:table-cell>
          <table:table-cell table:style-name="ce4" table:formula="of:=[.I23]*1000" office:value-type="float" office:value="0.91435" calcext:value-type="float">
            <text:p>0.9144</text:p>
          </table:table-cell>
          <table:table-cell table:style-name="ce4" table:formula="of:=[.J23]*1000" office:value-type="float" office:value="1.6561" calcext:value-type="float">
            <text:p>1.6561</text:p>
          </table:table-cell>
          <table:table-cell table:style-name="ce4" table:formula="of:=[.K23]*1000" office:value-type="float" office:value="7.41905" calcext:value-type="float">
            <text:p>7.4191</text:p>
          </table:table-cell>
        </table:table-row>
        <table:table-row table:style-name="ro1">
          <table:table-cell office:value-type="string" calcext:value-type="string">
            <text:p>Desviacion (ms)</text:p>
          </table:table-cell>
          <table:table-cell table:style-name="ce4" table:formula="of:=[.B24]*1000" office:value-type="float" office:value="0.00292853475128326" calcext:value-type="float">
            <text:p>0.0029</text:p>
          </table:table-cell>
          <table:table-cell table:style-name="ce4" table:formula="of:=[.C24]*1000" office:value-type="float" office:value="0.00682005556390393" calcext:value-type="float">
            <text:p>0.0068</text:p>
          </table:table-cell>
          <table:table-cell table:style-name="ce4" table:formula="of:=[.D24]*1000" office:value-type="float" office:value="0.00691679877278194" calcext:value-type="float">
            <text:p>0.0069</text:p>
          </table:table-cell>
          <table:table-cell table:style-name="ce4" table:formula="of:=[.E24]*1000" office:value-type="float" office:value="0.00463709300952087" calcext:value-type="float">
            <text:p>0.0046</text:p>
          </table:table-cell>
          <table:table-cell table:style-name="ce4" table:formula="of:=[.F24]*1000" office:value-type="float" office:value="0.00646671640422181" calcext:value-type="float">
            <text:p>0.0065</text:p>
          </table:table-cell>
          <table:table-cell table:style-name="ce4" table:formula="of:=[.G24]*1000" office:value-type="float" office:value="0.0115689011441973" calcext:value-type="float">
            <text:p>0.0116</text:p>
          </table:table-cell>
          <table:table-cell table:style-name="ce4" table:formula="of:=[.H24]*1000" office:value-type="float" office:value="0.0122834934170339" calcext:value-type="float">
            <text:p>0.0123</text:p>
          </table:table-cell>
          <table:table-cell table:style-name="ce4" table:formula="of:=[.I24]*1000" office:value-type="float" office:value="0.0146333253406844" calcext:value-type="float">
            <text:p>0.0146</text:p>
          </table:table-cell>
          <table:table-cell table:style-name="ce4" table:formula="of:=[.J24]*1000" office:value-type="float" office:value="0.0811268662099839" calcext:value-type="float">
            <text:p>0.0811</text:p>
          </table:table-cell>
          <table:table-cell table:style-name="ce4" table:formula="of:=[.K24]*1000" office:value-type="float" office:value="0.199049445060636" calcext:value-type="float">
            <text:p>0.1990</text:p>
          </table:table-cell>
        </table:table-row>
      </table:table>
      <table:table table:name="Speedup" table:style-name="ta1">
        <table:shapes>
          <draw:frame draw:z-index="0" draw:style-name="gr1" draw:text-style-name="P1" svg:width="6.3024in" svg:height="3.5335in" svg:x="7.5626in" svg:y="2.0004in">
            <draw:object draw:notify-on-update-of-ranges="Speedup.B2:Speedup.K2 Speedup.A7:Speedup.A7 Speedup.B7:Speedup.K7 Speedup.A8:Speedup.A8 Speedup.B8:Speedup.K8 Speedup.A9:Speedup.A9 Speedup.B9:Speedup.K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10" table:default-cell-style-name="Default"/>
        <table:table-row table:style-name="ro1">
          <table:table-cell table:style-name="ce3" office:value-type="string" calcext:value-type="string">
            <text:p>Imagen</text:p>
          </table:table-cell>
          <table:table-cell office:value-type="string" calcext:value-type="string">
            <text:p>lenna.png</text:p>
          </table:table-cell>
          <table:table-cell office:value-type="string" calcext:value-type="string">
            <text:p>shadow.jpg</text:p>
          </table:table-cell>
          <table:table-cell office:value-type="string" calcext:value-type="string">
            <text:p>mago.jpg</text:p>
          </table:table-cell>
          <table:table-cell office:value-type="string" calcext:value-type="string">
            <text:p>kafra.jpg</text:p>
          </table:table-cell>
          <table:table-cell office:value-type="string" calcext:value-type="string">
            <text:p>gatos.jpg</text:p>
          </table:table-cell>
          <table:table-cell office:value-type="string" calcext:value-type="string">
            <text:p>ciudad.jpg</text:p>
          </table:table-cell>
          <table:table-cell office:value-type="string" calcext:value-type="string">
            <text:p>aguila.jpg</text:p>
          </table:table-cell>
          <table:table-cell office:value-type="string" calcext:value-type="string">
            <text:p>elefante.jpg</text:p>
          </table:table-cell>
          <table:table-cell office:value-type="string" calcext:value-type="string">
            <text:p>chica.jpg</text:p>
          </table:table-cell>
          <table:table-cell office:value-type="string" calcext:value-type="string">
            <text:p>montanna.jpg</text:p>
          </table:table-cell>
        </table:table-row>
        <table:table-row table:style-name="ro1">
          <table:table-cell table:style-name="ce3" office:value-type="string" calcext:value-type="string">
            <text:p>Pixeles (MP)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52" calcext:value-type="float">
            <text:p>3.52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1">
          <table:table-cell office:value-type="string" calcext:value-type="string">
            <text:p>Secuencial</text:p>
          </table:table-cell>
          <table:table-cell office:value-type="float" office:value="1.73665" calcext:value-type="float">
            <text:p>1.73665</text:p>
          </table:table-cell>
          <table:table-cell office:value-type="float" office:value="3.17975" calcext:value-type="float">
            <text:p>3.17975</text:p>
          </table:table-cell>
          <table:table-cell office:value-type="float" office:value="2.63515" calcext:value-type="float">
            <text:p>2.63515</text:p>
          </table:table-cell>
          <table:table-cell office:value-type="float" office:value="2.21725" calcext:value-type="float">
            <text:p>2.21725</text:p>
          </table:table-cell>
          <table:table-cell office:value-type="float" office:value="5.59725" calcext:value-type="float">
            <text:p>5.59725</text:p>
          </table:table-cell>
          <table:table-cell office:value-type="float" office:value="9.2615" calcext:value-type="float">
            <text:p>9.2615</text:p>
          </table:table-cell>
          <table:table-cell office:value-type="float" office:value="9.8268" calcext:value-type="float">
            <text:p>9.8268</text:p>
          </table:table-cell>
          <table:table-cell office:value-type="float" office:value="9.07335" calcext:value-type="float">
            <text:p>9.07335</text:p>
          </table:table-cell>
          <table:table-cell office:value-type="float" office:value="22.04855" calcext:value-type="float">
            <text:p>22.04855</text:p>
          </table:table-cell>
          <table:table-cell office:value-type="float" office:value="212.29645" calcext:value-type="float">
            <text:p>212.29645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41785" calcext:value-type="float">
            <text:p>0.41785</text:p>
          </table:table-cell>
          <table:table-cell office:value-type="float" office:value="0.42385" calcext:value-type="float">
            <text:p>0.42385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87915" calcext:value-type="float">
            <text:p>0.87915</text:p>
          </table:table-cell>
          <table:table-cell office:value-type="float" office:value="1.0961" calcext:value-type="float">
            <text:p>1.0961</text:p>
          </table:table-cell>
          <table:table-cell office:value-type="float" office:value="1.26665" calcext:value-type="float">
            <text:p>1.26665</text:p>
          </table:table-cell>
          <table:table-cell office:value-type="float" office:value="1.26035" calcext:value-type="float">
            <text:p>1.26035</text:p>
          </table:table-cell>
          <table:table-cell office:value-type="float" office:value="2.5528" calcext:value-type="float">
            <text:p>2.5528</text:p>
          </table:table-cell>
          <table:table-cell office:value-type="float" office:value="11.9454" calcext:value-type="float">
            <text:p>11.9454</text:p>
          </table:table-cell>
        </table:table-row>
        <table:table-row table:style-name="ro1">
          <table:table-cell office:value-type="string" calcext:value-type="string">
            <text:p>Constante</text:p>
          </table:table-cell>
          <table:table-cell office:value-type="float" office:value="0.13905" calcext:value-type="float">
            <text:p>0.13905</text:p>
          </table:table-cell>
          <table:table-cell office:value-type="float" office:value="0.2795" calcext:value-type="float">
            <text:p>0.2795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28425" calcext:value-type="float">
            <text:p>0.28425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73955" calcext:value-type="float">
            <text:p>0.73955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85115" calcext:value-type="float">
            <text:p>0.85115</text:p>
          </table:table-cell>
          <table:table-cell office:value-type="float" office:value="1.6054" calcext:value-type="float">
            <text:p>1.6054</text:p>
          </table:table-cell>
          <table:table-cell office:value-type="float" office:value="6.8197" calcext:value-type="float">
            <text:p>6.8197</text:p>
          </table:table-cell>
        </table:table-row>
        <table:table-row table:style-name="ro1">
          <table:table-cell office:value-type="string" calcext:value-type="string">
            <text:p>Compartida</text:p>
          </table:table-cell>
          <table:table-cell office:value-type="float" office:value="0.15245" calcext:value-type="float">
            <text:p>0.15245</text:p>
          </table:table-cell>
          <table:table-cell office:value-type="float" office:value="0.30025" calcext:value-type="float">
            <text:p>0.3002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30485" calcext:value-type="float">
            <text:p>0.30485</text:p>
          </table:table-cell>
          <table:table-cell office:value-type="float" office:value="0.62115" calcext:value-type="float">
            <text:p>0.62115</text:p>
          </table:table-cell>
          <table:table-cell office:value-type="float" office:value="0.79855" calcext:value-type="float">
            <text:p>0.79855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1.6561" calcext:value-type="float">
            <text:p>1.6561</text:p>
          </table:table-cell>
          <table:table-cell office:value-type="float" office:value="7.41905" calcext:value-type="float">
            <text:p>7.41905</text:p>
          </table:table-cell>
        </table:table-row>
        <table:table-row table:style-name="ro1">
          <table:table-cell office:value-type="string" calcext:value-type="string">
            <text:p>Global vs Secuencial</text:p>
          </table:table-cell>
          <table:table-cell table:formula="of:=[.B3]/[.B4]" office:value-type="float" office:value="7.80516853932584" calcext:value-type="float">
            <text:p>7.8051685393</text:p>
          </table:table-cell>
          <table:table-cell table:formula="of:=[.C3]/[.C4]" office:value-type="float" office:value="7.60978820150772" calcext:value-type="float">
            <text:p>7.6097882015</text:p>
          </table:table-cell>
          <table:table-cell table:formula="of:=[.D3]/[.D4]" office:value-type="float" office:value="6.21717588769612" calcext:value-type="float">
            <text:p>6.2171758877</text:p>
          </table:table-cell>
          <table:table-cell table:formula="of:=[.E3]/[.E4]" office:value-type="float" office:value="5.25539227305049" calcext:value-type="float">
            <text:p>5.2553922731</text:p>
          </table:table-cell>
          <table:table-cell table:formula="of:=[.F3]/[.F4]" office:value-type="float" office:value="6.36666097935506" calcext:value-type="float">
            <text:p>6.3666609794</text:p>
          </table:table-cell>
          <table:table-cell table:formula="of:=[.G3]/[.G4]" office:value-type="float" office:value="8.44950278259283" calcext:value-type="float">
            <text:p>8.4495027826</text:p>
          </table:table-cell>
          <table:table-cell table:formula="of:=[.H3]/[.H4]" office:value-type="float" office:value="7.75810208029053" calcext:value-type="float">
            <text:p>7.7581020803</text:p>
          </table:table-cell>
          <table:table-cell table:formula="of:=[.I3]/[.I4]" office:value-type="float" office:value="7.19907168643631" calcext:value-type="float">
            <text:p>7.1990716864</text:p>
          </table:table-cell>
          <table:table-cell table:formula="of:=[.J3]/[.J4]" office:value-type="float" office:value="8.6370064243184" calcext:value-type="float">
            <text:p>8.6370064243</text:p>
          </table:table-cell>
          <table:table-cell table:formula="of:=[.K3]/[.K4]" office:value-type="float" office:value="17.7722345003097" calcext:value-type="float">
            <text:p>17.7722345003</text:p>
          </table:table-cell>
        </table:table-row>
        <table:table-row table:style-name="ro1">
          <table:table-cell office:value-type="string" calcext:value-type="string">
            <text:p>Constante vs Secuencial</text:p>
          </table:table-cell>
          <table:table-cell table:formula="of:=[.B3]/[.B5]" office:value-type="float" office:value="12.4893923049263" calcext:value-type="float">
            <text:p>12.4893923049</text:p>
          </table:table-cell>
          <table:table-cell table:formula="of:=[.C3]/[.C5]" office:value-type="float" office:value="11.3765652951699" calcext:value-type="float">
            <text:p>11.3765652952</text:p>
          </table:table-cell>
          <table:table-cell table:formula="of:=[.D3]/[.D5]" office:value-type="float" office:value="9.288508988368" calcext:value-type="float">
            <text:p>9.2885089884</text:p>
          </table:table-cell>
          <table:table-cell table:formula="of:=[.E3]/[.E5]" office:value-type="float" office:value="7.80035180299033" calcext:value-type="float">
            <text:p>7.800351803</text:p>
          </table:table-cell>
          <table:table-cell table:formula="of:=[.F3]/[.F5]" office:value-type="float" office:value="9.57613344739093" calcext:value-type="float">
            <text:p>9.5761334474</text:p>
          </table:table-cell>
          <table:table-cell table:formula="of:=[.G3]/[.G5]" office:value-type="float" office:value="12.523155973227" calcext:value-type="float">
            <text:p>12.5231559732</text:p>
          </table:table-cell>
          <table:table-cell table:formula="of:=[.H3]/[.H5]" office:value-type="float" office:value="11.5964125560538" calcext:value-type="float">
            <text:p>11.5964125561</text:p>
          </table:table-cell>
          <table:table-cell table:formula="of:=[.I3]/[.I5]" office:value-type="float" office:value="10.6601069141749" calcext:value-type="float">
            <text:p>10.6601069142</text:p>
          </table:table-cell>
          <table:table-cell table:formula="of:=[.J3]/[.J5]" office:value-type="float" office:value="13.733991528591" calcext:value-type="float">
            <text:p>13.7339915286</text:p>
          </table:table-cell>
          <table:table-cell table:formula="of:=[.K3]/[.K5]" office:value-type="float" office:value="31.1298810798129" calcext:value-type="float">
            <text:p>31.1298810798</text:p>
          </table:table-cell>
        </table:table-row>
        <table:table-row table:style-name="ro1">
          <table:table-cell office:value-type="string" calcext:value-type="string">
            <text:p>Compartida vs Secuencial</text:p>
          </table:table-cell>
          <table:table-cell table:formula="of:=[.B3]/[.B6]" office:value-type="float" office:value="11.3916038045261" calcext:value-type="float">
            <text:p>11.3916038045</text:p>
          </table:table-cell>
          <table:table-cell table:formula="of:=[.C3]/[.C6]" office:value-type="float" office:value="10.5903413821815" calcext:value-type="float">
            <text:p>10.5903413822</text:p>
          </table:table-cell>
          <table:table-cell table:formula="of:=[.D3]/[.D6]" office:value-type="float" office:value="8.62569558101473" calcext:value-type="float">
            <text:p>8.625695581</text:p>
          </table:table-cell>
          <table:table-cell table:formula="of:=[.E3]/[.E6]" office:value-type="float" office:value="7.27324913892078" calcext:value-type="float">
            <text:p>7.2732491389</text:p>
          </table:table-cell>
          <table:table-cell table:formula="of:=[.F3]/[.F6]" office:value-type="float" office:value="9.01110842791596" calcext:value-type="float">
            <text:p>9.0111084279</text:p>
          </table:table-cell>
          <table:table-cell table:formula="of:=[.G3]/[.G6]" office:value-type="float" office:value="11.5978961868386" calcext:value-type="float">
            <text:p>11.5978961868</text:p>
          </table:table-cell>
          <table:table-cell table:formula="of:=[.H3]/[.H6]" office:value-type="float" office:value="10.7232649498036" calcext:value-type="float">
            <text:p>10.7232649498</text:p>
          </table:table-cell>
          <table:table-cell table:formula="of:=[.I3]/[.I6]" office:value-type="float" office:value="9.92327883195713" calcext:value-type="float">
            <text:p>9.923278832</text:p>
          </table:table-cell>
          <table:table-cell table:formula="of:=[.J3]/[.J6]" office:value-type="float" office:value="13.3135378298412" calcext:value-type="float">
            <text:p>13.3135378298</text:p>
          </table:table-cell>
          <table:table-cell table:formula="of:=[.K3]/[.K6]" office:value-type="float" office:value="28.615045052938" calcext:value-type="float">
            <text:p>28.615045052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Desviac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obal vs Secuencial Speedup (X)</text:p>
          </table:table-cell>
          <table:table-cell table:style-name="ce1" table:formula="of:=AVERAGE([.B7:.J7])" office:value-type="float" office:value="7.25531876161925" calcext:value-type="float">
            <text:p>7.26</text:p>
          </table:table-cell>
          <table:table-cell table:style-name="ce1" table:formula="of:=STDEVA([.B7:.J7])" office:value-type="float" office:value="1.11165606610129" calcext:value-type="float">
            <text:p>1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ante vs Secuencial Speedup (X)</text:p>
          </table:table-cell>
          <table:table-cell table:style-name="ce1" table:formula="of:=AVERAGE([.B8:.J8])" office:value-type="float" office:value="11.0049576456547" calcext:value-type="float">
            <text:p>11.00</text:p>
          </table:table-cell>
          <table:table-cell table:style-name="ce1" table:formula="of:=STDEVA([.B8:.J8])" office:value-type="float" office:value="1.86481114078625" calcext:value-type="float">
            <text:p>1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rtida vs Secuencial Speedup (X)</text:p>
          </table:table-cell>
          <table:table-cell table:style-name="ce1" table:formula="of:=AVERAGE([.B9:.J9])" office:value-type="float" office:value="10.2722195703333" calcext:value-type="float">
            <text:p>10.27</text:p>
          </table:table-cell>
          <table:table-cell table:style-name="ce1" table:formula="of:=STDEVA([.B9:.J9])" office:value-type="float" office:value="1.80214197487169" calcext:value-type="float">
            <text:p>1.80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Imagenes.A1:Imagenes.E11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Secuencial.A2:Secuencial.P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0:09:01.672754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0:04:29.131026892</meta:creation-date>
    <meta:generator>LibreOffice/4.3.3.2$Linux_x86 LibreOffice_project/430m0$Build-2</meta:generator>
    <dc:date>2017-10-20T12:12:07.285415712</dc:date>
    <meta:editing-duration>PT28M55S</meta:editing-duration>
    <meta:editing-cycles>5</meta:editing-cycles>
    <meta:document-statistic meta:table-count="6" meta:cell-count="124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Sequential Algorithm</text:p>
        </chart:title>
        <chart:plot-area chart:style-name="ch3" table:cell-range-address="Secuencial.A2:Secuencial.J2 Secuencial.A25:Secuencial.J25" chart:data-source-has-labels="both" svg:x="1.331cm" svg:y="1.275cm" svg:width="14.349cm" svg:height="6.564cm">
          <chartooo:coordinate-region svg:x="2.799cm" svg:y="1.475cm" svg:width="12.881cm" svg:height="5.717cm"/>
          <chart:axis chart:dimension="x" chart:name="primary-x" chart:style-name="ch4" chartooo:axis-type="auto">
            <chartooo:date-scale/>
            <chart:title svg:x="7.641cm" svg:y="8.019cm" chart:style-name="ch5">
              <text:p>Pixels (MP)</text:p>
            </chart:title>
            <chart:categories table:cell-range-address="Secuencial.B2:Secuencial.J2"/>
          </chart:axis>
          <chart:axis chart:dimension="y" chart:name="primary-y" chart:style-name="ch6">
            <chart:title svg:x="0.451cm" svg:y="6.083cm" chart:style-name="ch7">
              <text:p>Execution Time (ms)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ecuencial.B25:Secuencial.J25" chart:label-cell-address="Secuencial.A25:Secuencial.A25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26">
                <text:p>0</text:p>
                <draw:g>
                  <svg:desc>Secuencial.B2:Secuencial.J2</svg:desc>
                </draw:g>
              </table:table-cell>
              <table:table-cell office:value-type="float" office:value="0.44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1.05">
                <text:p/>
              </table:table-cell>
              <table:table-cell office:value-type="float" office:value="1.25">
                <text:p/>
              </table:table-cell>
              <table:table-cell office:value-type="float" office:value="1.5">
                <text:p/>
              </table:table-cell>
              <table:table-cell office:value-type="float" office:value="1.5">
                <text:p/>
              </table:table-cell>
              <table:table-cell office:value-type="float" office:value="3.52">
                <text:p/>
              </table:table-cell>
            </table:table-row>
          </table:table-header-rows>
          <table:table-rows>
            <table:table-row>
              <table:table-cell office:value-type="string">
                <text:p>Promedio (ms)</text:p>
                <draw:g>
                  <svg:desc>Secuencial.A25:Secuencial.A25</svg:desc>
                </draw:g>
              </table:table-cell>
              <table:table-cell office:value-type="float" office:value="1.73665">
                <text:p>1.73665</text:p>
                <draw:g>
                  <svg:desc>Secuencial.B25:Secuencial.J25</svg:desc>
                </draw:g>
              </table:table-cell>
              <table:table-cell office:value-type="float" office:value="3.17975">
                <text:p>3.17975</text:p>
              </table:table-cell>
              <table:table-cell office:value-type="float" office:value="2.63515">
                <text:p>2.63515</text:p>
              </table:table-cell>
              <table:table-cell office:value-type="float" office:value="2.21725">
                <text:p>2.21725</text:p>
              </table:table-cell>
              <table:table-cell office:value-type="float" office:value="5.59725">
                <text:p>5.59725</text:p>
              </table:table-cell>
              <table:table-cell office:value-type="float" office:value="9.2615">
                <text:p>9.2615</text:p>
              </table:table-cell>
              <table:table-cell office:value-type="float" office:value="9.8268">
                <text:p>9.8268</text:p>
              </table:table-cell>
              <table:table-cell office:value-type="float" office:value="9.07335">
                <text:p>9.07335</text:p>
              </table:table-cell>
              <table:table-cell office:value-type="float" office:value="22.04855">
                <text:p>22.04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Global Memory Algorithm</text:p>
        </chart:title>
        <chart:plot-area chart:style-name="ch3" table:cell-range-address="Global.B2:Global.J2 Global.B25:Global.J25" chart:data-source-has-labels="row" svg:x="1.331cm" svg:y="1.275cm" svg:width="14.349cm" svg:height="6.564cm">
          <chartooo:coordinate-region svg:x="2.614cm" svg:y="1.475cm" svg:width="13.066cm" svg:height="5.717cm"/>
          <chart:axis chart:dimension="x" chart:name="primary-x" chart:style-name="ch4" chartooo:axis-type="auto">
            <chartooo:date-scale/>
            <chart:title svg:x="7.641cm" svg:y="8.019cm" chart:style-name="ch5">
              <text:p>Pixels (MP)</text:p>
            </chart:title>
            <chart:categories table:cell-range-address="Global.B2:Global.J2"/>
          </chart:axis>
          <chart:axis chart:dimension="y" chart:name="primary-y" chart:style-name="ch6">
            <chart:title svg:x="0.451cm" svg:y="6.083cm" chart:style-name="ch7">
              <text:p>Execution Time (ms)</text:p>
            </chart:title>
            <chart:grid chart:style-name="ch8" chart:class="major"/>
            <chart:grid chart:style-name="ch8" chart:class="minor"/>
          </chart:axis>
          <chart:series chart:style-name="ch9" chart:values-cell-range-address="Global.B25:Global.J25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26">
                <text:p>0</text:p>
                <draw:g>
                  <svg:desc>Global.B2:Global.J2</svg:desc>
                </draw:g>
              </table:table-cell>
              <table:table-cell office:value-type="float" office:value="0.44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1.05">
                <text:p/>
              </table:table-cell>
              <table:table-cell office:value-type="float" office:value="1.25">
                <text:p/>
              </table:table-cell>
              <table:table-cell office:value-type="float" office:value="1.5">
                <text:p/>
              </table:table-cell>
              <table:table-cell office:value-type="float" office:value="1.5">
                <text:p/>
              </table:table-cell>
              <table:table-cell office:value-type="float" office:value="3.5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2225">
                <text:p>0.2225</text:p>
                <draw:g>
                  <svg:desc>Global.B25:Global.J25</svg:desc>
                </draw:g>
              </table:table-cell>
              <table:table-cell office:value-type="float" office:value="0.41785">
                <text:p>0.41785</text:p>
              </table:table-cell>
              <table:table-cell office:value-type="float" office:value="0.42385">
                <text:p>0.42385</text:p>
              </table:table-cell>
              <table:table-cell office:value-type="float" office:value="0.4219">
                <text:p>0.4219</text:p>
              </table:table-cell>
              <table:table-cell office:value-type="float" office:value="0.87915">
                <text:p>0.87915</text:p>
              </table:table-cell>
              <table:table-cell office:value-type="float" office:value="1.0961">
                <text:p>1.0961</text:p>
              </table:table-cell>
              <table:table-cell office:value-type="float" office:value="1.26665">
                <text:p>1.26665</text:p>
              </table:table-cell>
              <table:table-cell office:value-type="float" office:value="1.26035">
                <text:p>1.26035</text:p>
              </table:table-cell>
              <table:table-cell office:value-type="float" office:value="2.5528">
                <text:p>2.55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6cm" chart:style-name="ch2">
          <text:p>Constant Memory Algorithm</text:p>
        </chart:title>
        <chart:plot-area chart:style-name="ch3" table:cell-range-address="Constante.B2:Constante.J2 Constante.B25:Constante.J25" chart:data-source-has-labels="row" svg:x="1.331cm" svg:y="1.275cm" svg:width="14.349cm" svg:height="6.564cm">
          <chartooo:coordinate-region svg:x="2.614cm" svg:y="1.475cm" svg:width="13.066cm" svg:height="5.717cm"/>
          <chart:axis chart:dimension="x" chart:name="primary-x" chart:style-name="ch4" chartooo:axis-type="auto">
            <chartooo:date-scale/>
            <chart:title svg:x="7.641cm" svg:y="8.019cm" chart:style-name="ch5">
              <text:p>Pixels (MP)</text:p>
            </chart:title>
            <chart:categories table:cell-range-address="Constante.B2:Constante.J2"/>
          </chart:axis>
          <chart:axis chart:dimension="y" chart:name="primary-y" chart:style-name="ch6">
            <chart:title svg:x="0.451cm" svg:y="6.083cm" chart:style-name="ch7">
              <text:p>Execution Time (ms)</text:p>
            </chart:title>
            <chart:grid chart:style-name="ch8" chart:class="major"/>
            <chart:grid chart:style-name="ch8" chart:class="minor"/>
          </chart:axis>
          <chart:series chart:style-name="ch9" chart:values-cell-range-address="Constante.B25:Constante.J25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26">
                <text:p>0</text:p>
                <draw:g>
                  <svg:desc>Constante.B2:Constante.J2</svg:desc>
                </draw:g>
              </table:table-cell>
              <table:table-cell office:value-type="float" office:value="0.44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1.05">
                <text:p/>
              </table:table-cell>
              <table:table-cell office:value-type="float" office:value="1.25">
                <text:p/>
              </table:table-cell>
              <table:table-cell office:value-type="float" office:value="1.5">
                <text:p/>
              </table:table-cell>
              <table:table-cell office:value-type="float" office:value="1.5">
                <text:p/>
              </table:table-cell>
              <table:table-cell office:value-type="float" office:value="3.5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13905">
                <text:p>0.13905</text:p>
                <draw:g>
                  <svg:desc>Constante.B25:Constante.J25</svg:desc>
                </draw:g>
              </table:table-cell>
              <table:table-cell office:value-type="float" office:value="0.2795">
                <text:p>0.2795</text:p>
              </table:table-cell>
              <table:table-cell office:value-type="float" office:value="0.2837">
                <text:p>0.2837</text:p>
              </table:table-cell>
              <table:table-cell office:value-type="float" office:value="0.28425">
                <text:p>0.28425</text:p>
              </table:table-cell>
              <table:table-cell office:value-type="float" office:value="0.5845">
                <text:p>0.5845</text:p>
              </table:table-cell>
              <table:table-cell office:value-type="float" office:value="0.73955">
                <text:p>0.73955</text:p>
              </table:table-cell>
              <table:table-cell office:value-type="float" office:value="0.8474">
                <text:p>0.8474</text:p>
              </table:table-cell>
              <table:table-cell office:value-type="float" office:value="0.85115">
                <text:p>0.85115</text:p>
              </table:table-cell>
              <table:table-cell office:value-type="float" office:value="1.6054">
                <text:p>1.60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16cm" svg:y="0.316cm" chart:style-name="ch2">
          <text:p>Shared Memory Algorithm</text:p>
        </chart:title>
        <chart:plot-area chart:style-name="ch3" table:cell-range-address="Compartida.B2:Compartida.J2 Compartida.B25:Compartida.J25" chart:data-source-has-labels="row" svg:x="1.331cm" svg:y="1.275cm" svg:width="14.349cm" svg:height="6.564cm">
          <chartooo:coordinate-region svg:x="2.614cm" svg:y="1.475cm" svg:width="13.066cm" svg:height="5.717cm"/>
          <chart:axis chart:dimension="x" chart:name="primary-x" chart:style-name="ch4" chartooo:axis-type="auto">
            <chartooo:date-scale/>
            <chart:title svg:x="7.641cm" svg:y="8.019cm" chart:style-name="ch5">
              <text:p>Pixels (MP)</text:p>
            </chart:title>
            <chart:categories table:cell-range-address="Compartida.B2:Compartida.J2"/>
          </chart:axis>
          <chart:axis chart:dimension="y" chart:name="primary-y" chart:style-name="ch6">
            <chart:title svg:x="0.451cm" svg:y="6.056cm" chart:style-name="ch7">
              <text:p>Execution time (ms)</text:p>
            </chart:title>
            <chart:grid chart:style-name="ch8" chart:class="major"/>
            <chart:grid chart:style-name="ch8" chart:class="minor"/>
          </chart:axis>
          <chart:series chart:style-name="ch9" chart:values-cell-range-address="Compartida.B25:Compartida.J25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26">
                <text:p>0</text:p>
                <draw:g>
                  <svg:desc>Compartida.B2:Compartida.J2</svg:desc>
                </draw:g>
              </table:table-cell>
              <table:table-cell office:value-type="float" office:value="0.44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1.05">
                <text:p/>
              </table:table-cell>
              <table:table-cell office:value-type="float" office:value="1.25">
                <text:p/>
              </table:table-cell>
              <table:table-cell office:value-type="float" office:value="1.5">
                <text:p/>
              </table:table-cell>
              <table:table-cell office:value-type="float" office:value="1.5">
                <text:p/>
              </table:table-cell>
              <table:table-cell office:value-type="float" office:value="3.5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15245">
                <text:p>0.15245</text:p>
                <draw:g>
                  <svg:desc>Compartida.B25:Compartida.J25</svg:desc>
                </draw:g>
              </table:table-cell>
              <table:table-cell office:value-type="float" office:value="0.30025">
                <text:p>0.30025</text:p>
              </table:table-cell>
              <table:table-cell office:value-type="float" office:value="0.3055">
                <text:p>0.3055</text:p>
              </table:table-cell>
              <table:table-cell office:value-type="float" office:value="0.30485">
                <text:p>0.30485</text:p>
              </table:table-cell>
              <table:table-cell office:value-type="float" office:value="0.62115">
                <text:p>0.62115</text:p>
              </table:table-cell>
              <table:table-cell office:value-type="float" office:value="0.79855">
                <text:p>0.79855</text:p>
              </table:table-cell>
              <table:table-cell office:value-type="float" office:value="0.9164">
                <text:p>0.9164</text:p>
              </table:table-cell>
              <table:table-cell office:value-type="float" office:value="0.91435">
                <text:p>0.91435</text:p>
              </table:table-cell>
              <table:table-cell office:value-type="float" office:value="1.6561">
                <text:p>1.6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8.976cm" xlink:href=".." xlink:type="simple" chart:class="chart:bar" chart:style-name="ch1">
        <chart:title svg:x="4.865cm" svg:y="0.315cm" chart:style-name="ch2">
          <text:p>Algorithm Speedup Comparison</text:p>
        </chart:title>
        <chart:legend chart:legend-position="end" svg:x="11.284cm" svg:y="3.691cm" style:legend-expansion="high" chart:style-name="ch3"/>
        <chart:plot-area chart:style-name="ch4" table:cell-range-address="Speedup.B2:Speedup.K2 Speedup.A7:Speedup.K9" chart:data-source-has-labels="both" svg:x="1.331cm" svg:y="1.273cm" svg:width="9.634cm" svg:height="6.543cm">
          <chartooo:coordinate-region svg:x="1.952cm" svg:y="1.472cm" svg:width="9.013cm" svg:height="5.697cm"/>
          <chart:axis chart:dimension="x" chart:name="primary-x" chart:style-name="ch5" chartooo:axis-type="auto">
            <chartooo:date-scale/>
            <chart:title svg:x="5.284cm" svg:y="7.995cm" chart:style-name="ch6">
              <text:p>Pixels (MP)</text:p>
            </chart:title>
            <chart:categories table:cell-range-address="Speedup.B2:Speedup.K2"/>
          </chart:axis>
          <chart:axis chart:dimension="y" chart:name="primary-y" chart:style-name="ch7">
            <chart:title svg:x="0.451cm" svg:y="5.501cm" chart:style-name="ch8">
              <text:p>Speedup (X)</text:p>
            </chart:title>
            <chart:grid chart:style-name="ch9" chart:class="major"/>
          </chart:axis>
          <chart:series chart:style-name="ch10" chart:values-cell-range-address="Speedup.B7:Speedup.K7" chart:label-cell-address="Speedup.A7:Speedup.A7" chart:class="chart:bar">
            <chart:data-point chart:repeated="10"/>
          </chart:series>
          <chart:series chart:style-name="ch11" chart:values-cell-range-address="Speedup.B8:Speedup.K8" chart:label-cell-address="Speedup.A8:Speedup.A8" chart:class="chart:bar">
            <chart:data-point chart:repeated="10"/>
          </chart:series>
          <chart:series chart:style-name="ch12" chart:values-cell-range-address="Speedup.B9:Speedup.K9" chart:label-cell-address="Speedup.A9:Speedup.A9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26">
                <text:p>0</text:p>
                <draw:g>
                  <svg:desc>Speedup.B2:Speedup.K2</svg:desc>
                </draw:g>
              </table:table-cell>
              <table:table-cell office:value-type="float" office:value="0.44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1.05">
                <text:p/>
              </table:table-cell>
              <table:table-cell office:value-type="float" office:value="1.25">
                <text:p/>
              </table:table-cell>
              <table:table-cell office:value-type="float" office:value="1.5">
                <text:p/>
              </table:table-cell>
              <table:table-cell office:value-type="float" office:value="1.5">
                <text:p/>
              </table:table-cell>
              <table:table-cell office:value-type="float" office:value="3.52">
                <text:p/>
              </table:table-cell>
              <table:table-cell office:value-type="float" office:value="19.9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Global vs Secuencial</text:p>
                <draw:g>
                  <svg:desc>Speedup.A7:Speedup.A7</svg:desc>
                </draw:g>
              </table:table-cell>
              <table:table-cell office:value-type="float" office:value="7.80516853932584">
                <text:p>7.80516853932584</text:p>
                <draw:g>
                  <svg:desc>Speedup.B7:Speedup.K7</svg:desc>
                </draw:g>
              </table:table-cell>
              <table:table-cell office:value-type="float" office:value="7.60978820150772">
                <text:p>7.60978820150772</text:p>
              </table:table-cell>
              <table:table-cell office:value-type="float" office:value="6.21717588769612">
                <text:p>6.21717588769612</text:p>
              </table:table-cell>
              <table:table-cell office:value-type="float" office:value="5.25539227305049">
                <text:p>5.25539227305049</text:p>
              </table:table-cell>
              <table:table-cell office:value-type="float" office:value="6.36666097935506">
                <text:p>6.36666097935506</text:p>
              </table:table-cell>
              <table:table-cell office:value-type="float" office:value="8.44950278259283">
                <text:p>8.44950278259283</text:p>
              </table:table-cell>
              <table:table-cell office:value-type="float" office:value="7.75810208029053">
                <text:p>7.75810208029053</text:p>
              </table:table-cell>
              <table:table-cell office:value-type="float" office:value="7.19907168643631">
                <text:p>7.19907168643631</text:p>
              </table:table-cell>
              <table:table-cell office:value-type="float" office:value="8.6370064243184">
                <text:p>8.6370064243184</text:p>
              </table:table-cell>
              <table:table-cell office:value-type="float" office:value="17.7722345003097">
                <text:p>17.7722345003097</text:p>
              </table:table-cell>
            </table:table-row>
            <table:table-row>
              <table:table-cell office:value-type="string">
                <text:p>Constante vs Secuencial</text:p>
                <draw:g>
                  <svg:desc>Speedup.A8:Speedup.A8</svg:desc>
                </draw:g>
              </table:table-cell>
              <table:table-cell office:value-type="float" office:value="12.4893923049263">
                <text:p>12.4893923049263</text:p>
                <draw:g>
                  <svg:desc>Speedup.B8:Speedup.K8</svg:desc>
                </draw:g>
              </table:table-cell>
              <table:table-cell office:value-type="float" office:value="11.3765652951699">
                <text:p>11.3765652951699</text:p>
              </table:table-cell>
              <table:table-cell office:value-type="float" office:value="9.288508988368">
                <text:p>9.288508988368</text:p>
              </table:table-cell>
              <table:table-cell office:value-type="float" office:value="7.80035180299033">
                <text:p>7.80035180299033</text:p>
              </table:table-cell>
              <table:table-cell office:value-type="float" office:value="9.57613344739093">
                <text:p>9.57613344739093</text:p>
              </table:table-cell>
              <table:table-cell office:value-type="float" office:value="12.523155973227">
                <text:p>12.523155973227</text:p>
              </table:table-cell>
              <table:table-cell office:value-type="float" office:value="11.5964125560538">
                <text:p>11.5964125560538</text:p>
              </table:table-cell>
              <table:table-cell office:value-type="float" office:value="10.6601069141749">
                <text:p>10.6601069141749</text:p>
              </table:table-cell>
              <table:table-cell office:value-type="float" office:value="13.733991528591">
                <text:p>13.733991528591</text:p>
              </table:table-cell>
              <table:table-cell office:value-type="float" office:value="31.1298810798129">
                <text:p>31.1298810798129</text:p>
              </table:table-cell>
            </table:table-row>
            <table:table-row>
              <table:table-cell office:value-type="string">
                <text:p>Compartida vs Secuencial</text:p>
                <draw:g>
                  <svg:desc>Speedup.A9:Speedup.A9</svg:desc>
                </draw:g>
              </table:table-cell>
              <table:table-cell office:value-type="float" office:value="11.3916038045261">
                <text:p>11.3916038045261</text:p>
                <draw:g>
                  <svg:desc>Speedup.B9:Speedup.K9</svg:desc>
                </draw:g>
              </table:table-cell>
              <table:table-cell office:value-type="float" office:value="10.5903413821815">
                <text:p>10.5903413821815</text:p>
              </table:table-cell>
              <table:table-cell office:value-type="float" office:value="8.62569558101473">
                <text:p>8.62569558101473</text:p>
              </table:table-cell>
              <table:table-cell office:value-type="float" office:value="7.27324913892078">
                <text:p>7.27324913892078</text:p>
              </table:table-cell>
              <table:table-cell office:value-type="float" office:value="9.01110842791596">
                <text:p>9.01110842791596</text:p>
              </table:table-cell>
              <table:table-cell office:value-type="float" office:value="11.5978961868386">
                <text:p>11.5978961868386</text:p>
              </table:table-cell>
              <table:table-cell office:value-type="float" office:value="10.7232649498036">
                <text:p>10.7232649498036</text:p>
              </table:table-cell>
              <table:table-cell office:value-type="float" office:value="9.92327883195713">
                <text:p>9.92327883195713</text:p>
              </table:table-cell>
              <table:table-cell office:value-type="float" office:value="13.3135378298412">
                <text:p>13.3135378298412</text:p>
              </table:table-cell>
              <table:table-cell office:value-type="float" office:value="28.615045052938">
                <text:p>28.6150450529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